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SC Regular"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1" svg:font-family="'Noto Sans CJK SC Regular'" style:font-family-generic="system" style:font-pitch="variable"/>
  </office:font-face-decls>
  <office:automatic-styles>
    <style:style style:name="P1" style:family="paragraph" style:parent-style-name="Standard">
      <style:text-properties officeooo:rsid="000cdc1e" officeooo:paragraph-rsid="000cdc1e"/>
    </style:style>
    <style:style style:name="P2" style:family="paragraph" style:parent-style-name="Standard">
      <style:text-properties fo:font-weight="bold" officeooo:rsid="000cdc1e" officeooo:paragraph-rsid="000cdc1e" style:font-weight-asian="bold" style:font-weight-complex="bold"/>
    </style:style>
    <style:style style:name="P3" style:family="paragraph" style:parent-style-name="Standard">
      <style:text-properties fo:font-weight="bold" officeooo:rsid="000e4a58" officeooo:paragraph-rsid="000e4a58" style:font-weight-asian="bold" style:font-weight-complex="bold"/>
    </style:style>
    <style:style style:name="P4" style:family="paragraph" style:parent-style-name="Standard">
      <style:text-properties officeooo:rsid="000e4a58" officeooo:paragraph-rsid="000e4a58"/>
    </style:style>
    <style:style style:name="P5" style:family="paragraph" style:parent-style-name="Standard">
      <style:paragraph-properties fo:text-align="end" style:justify-single-word="false"/>
      <style:text-properties officeooo:rsid="000e4a58" officeooo:paragraph-rsid="000e4a58"/>
    </style:style>
    <style:style style:name="P6" style:family="paragraph" style:parent-style-name="Standard">
      <style:text-properties style:font-name="Liberation Serif" officeooo:rsid="001a0e0d" officeooo:paragraph-rsid="000e4a58"/>
    </style:style>
    <style:style style:name="P7" style:family="paragraph" style:parent-style-name="Standard">
      <style:text-properties style:font-name="Liberation Serif" officeooo:rsid="001fc4bd" officeooo:paragraph-rsid="001fc4bd"/>
    </style:style>
    <style:style style:name="P8" style:family="paragraph" style:parent-style-name="Standard">
      <style:paragraph-properties fo:text-align="end" style:justify-single-word="false"/>
      <style:text-properties style:font-name="Liberation Serif" officeooo:rsid="001fc4bd" officeooo:paragraph-rsid="001fc4bd"/>
    </style:style>
    <style:style style:name="P9" style:family="paragraph" style:parent-style-name="Standard">
      <style:text-properties style:font-name="Liberation Serif" officeooo:rsid="001fc4bd" officeooo:paragraph-rsid="00370e56"/>
    </style:style>
    <style:style style:name="P10" style:family="paragraph" style:parent-style-name="Standard">
      <style:text-properties style:font-name="Liberation Serif" officeooo:rsid="001fc4bd" officeooo:paragraph-rsid="004167c8"/>
    </style:style>
    <style:style style:name="P11" style:family="paragraph" style:parent-style-name="Standard">
      <style:text-properties style:font-name="Liberation Serif" officeooo:rsid="0036135e" officeooo:paragraph-rsid="0036135e"/>
    </style:style>
    <style:style style:name="P12" style:family="paragraph" style:parent-style-name="Standard">
      <style:text-properties style:font-name="Noto Sans CJK SC Regular" officeooo:rsid="002909b4" officeooo:paragraph-rsid="001fc4bd"/>
    </style:style>
    <style:style style:name="P13" style:family="paragraph" style:parent-style-name="Standard">
      <style:text-properties style:font-name="Noto Sans CJK SC Regular" officeooo:rsid="002ab3d1" officeooo:paragraph-rsid="001fc4bd"/>
    </style:style>
    <style:style style:name="P14" style:family="paragraph" style:parent-style-name="Standard">
      <style:text-properties style:font-name="Noto Sans CJK SC Regular" officeooo:rsid="002c444d" officeooo:paragraph-rsid="001fc4bd"/>
    </style:style>
    <style:style style:name="P15" style:family="paragraph" style:parent-style-name="Standard">
      <style:text-properties style:font-name="Noto Sans CJK SC Regular" officeooo:rsid="002e0050" officeooo:paragraph-rsid="001fc4bd"/>
    </style:style>
    <style:style style:name="P16" style:family="paragraph" style:parent-style-name="Standard">
      <style:text-properties style:font-name="Noto Sans CJK SC Regular" officeooo:rsid="0030706e" officeooo:paragraph-rsid="001fc4bd"/>
    </style:style>
    <style:style style:name="P17" style:family="paragraph" style:parent-style-name="Standard">
      <style:text-properties style:font-name="Noto Sans CJK SC Regular" officeooo:rsid="00324598" officeooo:paragraph-rsid="001fc4bd"/>
    </style:style>
    <style:style style:name="P18" style:family="paragraph" style:parent-style-name="Standard">
      <style:text-properties style:font-name="Noto Sans CJK SC Regular" officeooo:rsid="0032b72b" officeooo:paragraph-rsid="001fc4bd"/>
    </style:style>
    <style:style style:name="P19" style:family="paragraph" style:parent-style-name="Standard">
      <style:text-properties style:font-name="Noto Sans CJK SC Regular" officeooo:rsid="003942e3" officeooo:paragraph-rsid="001fc4bd"/>
    </style:style>
    <style:style style:name="P20" style:family="paragraph" style:parent-style-name="Standard">
      <style:text-properties style:font-name="Noto Sans CJK SC Regular" officeooo:rsid="00397376" officeooo:paragraph-rsid="001fc4bd"/>
    </style:style>
    <style:style style:name="P21" style:family="paragraph" style:parent-style-name="Standard">
      <style:text-properties style:font-name="Noto Sans CJK SC Regular" officeooo:rsid="003c1979" officeooo:paragraph-rsid="001fc4bd"/>
    </style:style>
    <style:style style:name="P22" style:family="paragraph" style:parent-style-name="Standard">
      <style:text-properties style:font-name="Noto Sans CJK SC Regular" officeooo:rsid="003f9fa8" officeooo:paragraph-rsid="001fc4bd"/>
    </style:style>
    <style:style style:name="P23" style:family="paragraph" style:parent-style-name="Standard">
      <style:text-properties style:font-name="Noto Sans CJK SC Regular" officeooo:rsid="003ba57a" officeooo:paragraph-rsid="001fc4bd"/>
    </style:style>
    <style:style style:name="P24" style:family="paragraph" style:parent-style-name="Standard">
      <style:text-properties style:font-name="Noto Sans CJK SC Regular" officeooo:rsid="004276a5" officeooo:paragraph-rsid="004276a5"/>
    </style:style>
    <style:style style:name="P25" style:family="paragraph" style:parent-style-name="Standard">
      <style:text-properties style:font-name="Noto Sans CJK SC Regular" officeooo:rsid="00435bd3" officeooo:paragraph-rsid="00435bd3"/>
    </style:style>
    <style:style style:name="P26" style:family="paragraph" style:parent-style-name="Standard">
      <style:text-properties style:font-name="Noto Sans CJK SC Regular" officeooo:rsid="00444884" officeooo:paragraph-rsid="00444884"/>
    </style:style>
    <style:style style:name="P27" style:family="paragraph" style:parent-style-name="Standard">
      <style:text-properties style:font-name="Noto Sans CJK SC Regular" fo:font-weight="bold" officeooo:rsid="004276a5" officeooo:paragraph-rsid="004276a5" style:font-weight-asian="bold" style:font-weight-complex="bold"/>
    </style:style>
    <style:style style:name="P28" style:family="paragraph" style:parent-style-name="Standard">
      <style:text-properties style:font-name="Noto Sans CJK SC Regular" fo:font-weight="bold" officeooo:rsid="00435bd3" officeooo:paragraph-rsid="00435bd3" style:font-weight-asian="bold" style:font-weight-complex="bold"/>
    </style:style>
    <style:style style:name="P29" style:family="paragraph" style:parent-style-name="Standard">
      <style:text-properties style:font-name="Noto Sans CJK SC Regular" officeooo:rsid="004167c8" officeooo:paragraph-rsid="004167c8"/>
    </style:style>
    <style:style style:name="P30" style:family="paragraph" style:parent-style-name="Standard">
      <style:text-properties style:font-name="Noto Sans CJK SC Regular" officeooo:rsid="004167c8" officeooo:paragraph-rsid="001fc4bd"/>
    </style:style>
    <style:style style:name="P31" style:family="paragraph" style:parent-style-name="Standard">
      <style:text-properties style:font-name="Noto Sans CJK SC Regular" officeooo:rsid="004167c8" officeooo:paragraph-rsid="0041db8f"/>
    </style:style>
    <style:style style:name="P32" style:family="paragraph" style:parent-style-name="Standard">
      <style:text-properties style:font-name="Noto Sans CJK SC Regular" officeooo:rsid="0046389f" officeooo:paragraph-rsid="0046389f"/>
    </style:style>
    <style:style style:name="P33" style:family="paragraph" style:parent-style-name="Standard">
      <style:paragraph-properties fo:text-align="end" style:justify-single-word="false"/>
      <style:text-properties style:font-name="Noto Sans CJK SC Regular" officeooo:rsid="0046389f" officeooo:paragraph-rsid="0046389f"/>
    </style:style>
    <style:style style:name="P34" style:family="paragraph" style:parent-style-name="Standard">
      <style:text-properties style:font-name="Noto Sans CJK SC Regular" officeooo:rsid="00489998" officeooo:paragraph-rsid="00489998"/>
    </style:style>
    <style:style style:name="P35" style:family="paragraph" style:parent-style-name="Standard">
      <style:paragraph-properties fo:text-align="end" style:justify-single-word="false"/>
      <style:text-properties style:font-name="Noto Sans CJK SC Regular" officeooo:rsid="00489998" officeooo:paragraph-rsid="00489998"/>
    </style:style>
    <style:style style:name="P36" style:family="paragraph" style:parent-style-name="Standard">
      <style:text-properties style:font-name="Noto Sans CJK SC Regular" officeooo:rsid="004e6e1b" officeooo:paragraph-rsid="004e6e1b"/>
    </style:style>
    <style:style style:name="P37" style:family="paragraph" style:parent-style-name="Standard">
      <style:text-properties style:font-name="Noto Sans CJK SC Regular" officeooo:rsid="004a538a" officeooo:paragraph-rsid="00489998"/>
    </style:style>
    <style:style style:name="P38" style:family="paragraph" style:parent-style-name="Standard">
      <style:text-properties style:font-name="Noto Sans CJK SC Regular" officeooo:rsid="005329c2" officeooo:paragraph-rsid="005329c2"/>
    </style:style>
    <style:style style:name="P39" style:family="paragraph" style:parent-style-name="Standard">
      <style:paragraph-properties fo:text-align="end" style:justify-single-word="false"/>
      <style:text-properties style:font-name="Noto Sans CJK SC Regular" officeooo:rsid="005329c2" officeooo:paragraph-rsid="005329c2"/>
    </style:style>
    <style:style style:name="P40" style:family="paragraph" style:parent-style-name="Standard">
      <style:text-properties style:font-name="Noto Sans CJK SC Regular" officeooo:rsid="0054fd06" officeooo:paragraph-rsid="005329c2"/>
    </style:style>
    <style:style style:name="P41" style:family="paragraph" style:parent-style-name="Standard">
      <style:text-properties style:font-name="Noto Sans CJK SC Regular" officeooo:rsid="0055b51d" officeooo:paragraph-rsid="005329c2"/>
    </style:style>
    <style:style style:name="P42" style:family="paragraph" style:parent-style-name="Standard">
      <style:text-properties style:font-name="Noto Sans CJK SC Regular" officeooo:rsid="00578312" officeooo:paragraph-rsid="005329c2"/>
    </style:style>
    <style:style style:name="P43" style:family="paragraph" style:parent-style-name="Standard">
      <style:text-properties style:font-name="Noto Sans CJK SC Regular" officeooo:rsid="00598465" officeooo:paragraph-rsid="00598465"/>
    </style:style>
    <style:style style:name="P44" style:family="paragraph" style:parent-style-name="Standard">
      <style:paragraph-properties fo:text-align="end" style:justify-single-word="false"/>
      <style:text-properties style:font-name="Noto Sans CJK SC Regular" officeooo:rsid="00598465" officeooo:paragraph-rsid="00598465"/>
    </style:style>
    <style:style style:name="P45" style:family="paragraph" style:parent-style-name="Standard">
      <style:text-properties style:font-name="Noto Sans CJK SC Regular" fo:font-size="10.5pt" officeooo:rsid="00598465" officeooo:paragraph-rsid="00598465" style:font-size-asian="10.5pt" style:font-size-complex="10.5pt"/>
    </style:style>
    <style:style style:name="P46" style:family="paragraph" style:parent-style-name="Standard">
      <style:text-properties style:font-name="Noto Sans CJK SC Regular" fo:font-size="10.5pt" officeooo:rsid="00598465" officeooo:paragraph-rsid="005cbecd" style:font-size-asian="10.5pt" style:font-size-complex="10.5pt"/>
    </style:style>
    <style:style style:name="P47" style:family="paragraph" style:parent-style-name="Standard">
      <style:text-properties style:font-name="Noto Sans CJK SC Regular" fo:font-size="10.5pt" officeooo:rsid="005ad386" officeooo:paragraph-rsid="00598465" style:font-size-asian="10.5pt" style:font-size-complex="10.5pt"/>
    </style:style>
    <style:style style:name="P48" style:family="paragraph" style:parent-style-name="Standard">
      <style:text-properties style:font-name="Noto Sans CJK SC Regular" fo:font-size="10.5pt" officeooo:rsid="005cbecd" officeooo:paragraph-rsid="005cbecd" style:font-size-asian="10.5pt" style:font-size-complex="10.5pt"/>
    </style:style>
    <style:style style:name="P49" style:family="paragraph" style:parent-style-name="Standard">
      <style:text-properties style:font-name="Noto Sans CJK SC Regular" fo:font-size="10.5pt" officeooo:rsid="0060766c" officeooo:paragraph-rsid="00598465" style:font-size-asian="10.5pt" style:font-size-complex="10.5pt"/>
    </style:style>
    <style:style style:name="P50" style:family="paragraph" style:parent-style-name="Standard">
      <style:text-properties style:font-name="Noto Sans CJK SC Regular" fo:font-size="10.5pt" officeooo:rsid="0062dfb6" officeooo:paragraph-rsid="00598465" style:font-size-asian="10.5pt" style:font-size-complex="10.5pt"/>
    </style:style>
    <style:style style:name="P51" style:family="paragraph" style:parent-style-name="Standard">
      <style:text-properties style:font-name="Noto Sans CJK SC Regular" fo:font-size="10.5pt" officeooo:rsid="00650ea8" officeooo:paragraph-rsid="00650ea8" style:font-size-asian="10.5pt" style:font-size-complex="10.5pt"/>
    </style:style>
    <style:style style:name="P52" style:family="paragraph" style:parent-style-name="Standard">
      <style:paragraph-properties fo:text-align="end" style:justify-single-word="false"/>
      <style:text-properties style:font-name="Noto Sans CJK SC Regular" fo:font-size="10.5pt" officeooo:rsid="00650ea8" officeooo:paragraph-rsid="00650ea8" style:font-size-asian="10.5pt" style:font-size-complex="10.5pt"/>
    </style:style>
    <style:style style:name="P53" style:family="paragraph" style:parent-style-name="Standard">
      <style:text-properties style:font-name="Noto Sans CJK SC Regular" fo:font-size="10.5pt" officeooo:rsid="006a836c" officeooo:paragraph-rsid="00650ea8" style:font-size-asian="10.5pt" style:font-size-complex="10.5pt"/>
    </style:style>
    <style:style style:name="P54" style:family="paragraph" style:parent-style-name="Standard">
      <style:text-properties style:font-name="Noto Sans CJK SC Regular" fo:font-size="10.5pt" officeooo:rsid="006ac339" officeooo:paragraph-rsid="00650ea8" style:font-size-asian="10.5pt" style:font-size-complex="10.5pt"/>
    </style:style>
    <style:style style:name="P55" style:family="paragraph" style:parent-style-name="Standard">
      <style:text-properties style:font-name="Noto Sans CJK SC Regular" fo:font-size="10.5pt" officeooo:rsid="00750eb3" officeooo:paragraph-rsid="00650ea8" style:font-size-asian="10.5pt" style:font-size-complex="10.5pt"/>
    </style:style>
    <style:style style:name="P56" style:family="paragraph" style:parent-style-name="Standard">
      <style:paragraph-properties fo:text-align="end" style:justify-single-word="false"/>
      <style:text-properties style:font-name="Noto Sans CJK SC Regular" fo:font-size="10.5pt" officeooo:rsid="00750eb3" officeooo:paragraph-rsid="00650ea8" style:font-size-asian="10.5pt" style:font-size-complex="10.5pt"/>
    </style:style>
    <style:style style:name="P57" style:family="paragraph" style:parent-style-name="Standard">
      <style:text-properties style:font-name="Noto Sans CJK SC Regular" fo:font-size="10.5pt" officeooo:rsid="00750eb3" officeooo:paragraph-rsid="007d8f28" style:font-size-asian="10.5pt" style:font-size-complex="10.5pt"/>
    </style:style>
    <style:style style:name="P58" style:family="paragraph" style:parent-style-name="Standard">
      <style:text-properties style:font-name="Noto Sans CJK SC Regular" fo:font-size="10.5pt" officeooo:rsid="007a82cd" officeooo:paragraph-rsid="007a82cd" style:font-size-asian="10.5pt" style:font-size-complex="10.5pt"/>
    </style:style>
    <style:style style:name="P59" style:family="paragraph" style:parent-style-name="Standard">
      <style:text-properties style:font-name="Noto Sans CJK SC Regular" fo:font-size="10.5pt" officeooo:rsid="007c3ab7" officeooo:paragraph-rsid="007c3ab7" style:font-size-asian="10.5pt" style:font-size-complex="10.5pt"/>
    </style:style>
    <style:style style:name="P60" style:family="paragraph" style:parent-style-name="Standard">
      <style:text-properties style:font-name="Noto Sans CJK SC Regular" fo:font-size="10.5pt" officeooo:rsid="007d8f28" officeooo:paragraph-rsid="007d8f28" style:font-size-asian="10.5pt" style:font-size-complex="10.5pt"/>
    </style:style>
    <style:style style:name="P61" style:family="paragraph" style:parent-style-name="Standard">
      <style:text-properties style:font-name="Noto Sans CJK SC Regular" fo:font-size="10.5pt" officeooo:rsid="00859e59" officeooo:paragraph-rsid="00859e59" style:font-size-asian="10.5pt" style:font-size-complex="10.5pt"/>
    </style:style>
    <style:style style:name="P62" style:family="paragraph" style:parent-style-name="Standard">
      <style:text-properties style:font-name="Noto Sans CJK SC Regular" fo:font-size="10.5pt" officeooo:rsid="00859e59" officeooo:paragraph-rsid="008dcd86" style:font-size-asian="10.5pt" style:font-size-complex="10.5pt"/>
    </style:style>
    <style:style style:name="P63" style:family="paragraph" style:parent-style-name="Standard">
      <style:text-properties style:font-name="Noto Sans CJK SC Regular" fo:font-size="10.5pt" officeooo:rsid="0098a8f8" officeooo:paragraph-rsid="0098a8f8" style:font-size-asian="10.5pt" style:font-size-complex="10.5pt"/>
    </style:style>
    <style:style style:name="P64" style:family="paragraph" style:parent-style-name="Standard">
      <style:text-properties style:font-name="Noto Sans CJK SC Regular" fo:font-size="10.5pt" officeooo:rsid="0099b8fa" officeooo:paragraph-rsid="0099b8fa" style:font-size-asian="10.5pt" style:font-size-complex="10.5pt"/>
    </style:style>
    <style:style style:name="P65" style:family="paragraph" style:parent-style-name="Standard">
      <style:text-properties style:font-name="Noto Sans CJK SC Regular" fo:font-size="10.5pt" officeooo:rsid="009a3652" officeooo:paragraph-rsid="009a3652" style:font-size-asian="10.5pt" style:font-size-complex="10.5pt"/>
    </style:style>
    <style:style style:name="P66" style:family="paragraph" style:parent-style-name="Standard">
      <style:text-properties style:font-name="Noto Sans CJK SC Regular" fo:font-size="10.5pt" officeooo:rsid="009c02ee" officeooo:paragraph-rsid="009c02ee" style:font-size-asian="10.5pt" style:font-size-complex="10.5pt"/>
    </style:style>
    <style:style style:name="P67" style:family="paragraph" style:parent-style-name="Standard">
      <style:text-properties style:font-name="Noto Sans CJK SC Regular" fo:font-size="10.5pt" officeooo:rsid="009de677" officeooo:paragraph-rsid="009de677" style:font-size-asian="10.5pt" style:font-size-complex="10.5pt"/>
    </style:style>
    <style:style style:name="P68" style:family="paragraph" style:parent-style-name="Standard">
      <style:text-properties style:font-name="Noto Sans CJK SC Regular" fo:font-size="10.5pt" officeooo:rsid="009de677" officeooo:paragraph-rsid="00a391c0" style:font-size-asian="10.5pt" style:font-size-complex="10.5pt"/>
    </style:style>
    <style:style style:name="P69" style:family="paragraph" style:parent-style-name="Standard">
      <style:text-properties style:font-name="Noto Sans CJK SC Regular" fo:font-size="10.5pt" officeooo:rsid="009de677" officeooo:paragraph-rsid="00a468b6" style:font-size-asian="10.5pt" style:font-size-complex="10.5pt"/>
    </style:style>
    <style:style style:name="P70" style:family="paragraph" style:parent-style-name="Standard">
      <style:text-properties style:font-name="Noto Sans CJK SC Regular" fo:font-size="10.5pt" officeooo:rsid="00a5e0ea" officeooo:paragraph-rsid="00a5e0ea" style:font-size-asian="10.5pt" style:font-size-complex="10.5pt"/>
    </style:style>
    <style:style style:name="P71" style:family="paragraph" style:parent-style-name="Standard">
      <style:text-properties style:font-name="Noto Sans CJK SC Regular" fo:font-size="10.5pt" officeooo:rsid="00a5f065" officeooo:paragraph-rsid="00a5f065" style:font-size-asian="10.5pt" style:font-size-complex="10.5pt"/>
    </style:style>
    <style:style style:name="P72" style:family="paragraph" style:parent-style-name="Standard">
      <style:text-properties style:font-name="Noto Sans CJK SC Regular" fo:font-size="10.5pt" officeooo:rsid="00a6cacf" officeooo:paragraph-rsid="00a6cacf" style:font-size-asian="10.5pt" style:font-size-complex="10.5pt"/>
    </style:style>
    <style:style style:name="P73" style:family="paragraph" style:parent-style-name="Standard">
      <style:text-properties style:font-name="Noto Sans CJK SC Regular" fo:font-size="10.5pt" officeooo:rsid="00a5f065" officeooo:paragraph-rsid="00a5f065" style:font-size-asian="10.5pt" style:font-size-complex="10.5pt"/>
    </style:style>
    <style:style style:name="P74" style:family="paragraph" style:parent-style-name="Standard">
      <style:text-properties style:font-name="Noto Sans CJK SC Regular" fo:font-size="10.5pt" officeooo:rsid="00adbc98" officeooo:paragraph-rsid="00adbc98" style:font-size-asian="10.5pt" style:font-size-complex="10.5pt"/>
    </style:style>
    <style:style style:name="P75" style:family="paragraph" style:parent-style-name="Standard">
      <style:text-properties style:font-name="Noto Sans CJK SC Regular" fo:font-size="10.5pt" officeooo:rsid="00b021f2" officeooo:paragraph-rsid="00b021f2" style:font-size-asian="10.5pt" style:font-size-complex="10.5pt"/>
    </style:style>
    <style:style style:name="P76" style:family="paragraph" style:parent-style-name="Standard">
      <style:text-properties style:font-name="Noto Sans CJK SC Regular" fo:font-size="10.5pt" officeooo:rsid="00b021f2" officeooo:paragraph-rsid="00b5789d" style:font-size-asian="10.5pt" style:font-size-complex="10.5pt"/>
    </style:style>
    <style:style style:name="P77" style:family="paragraph" style:parent-style-name="Standard">
      <style:text-properties style:font-name="Noto Sans CJK SC Regular" fo:font-size="10.5pt" officeooo:rsid="00b021f2" officeooo:paragraph-rsid="00b8f9ac" style:font-size-asian="10.5pt" style:font-size-complex="10.5pt"/>
    </style:style>
    <style:style style:name="P78" style:family="paragraph" style:parent-style-name="Standard">
      <style:text-properties style:font-name="Noto Sans CJK SC Regular" fo:font-size="10.5pt" officeooo:rsid="00babae6" officeooo:paragraph-rsid="00babae6" style:font-size-asian="10.5pt" style:font-size-complex="10.5pt"/>
    </style:style>
    <style:style style:name="P79" style:family="paragraph" style:parent-style-name="Standard">
      <style:text-properties style:font-name="Noto Sans CJK SC Regular" fo:font-size="10.5pt" officeooo:rsid="00bb7ff5" officeooo:paragraph-rsid="00bb7ff5" style:font-size-asian="10.5pt" style:font-size-complex="10.5pt"/>
    </style:style>
    <style:style style:name="P80" style:family="paragraph" style:parent-style-name="Standard">
      <style:text-properties style:font-name="Noto Sans CJK SC Regular" fo:font-size="10.5pt" officeooo:rsid="00bcf8c2" officeooo:paragraph-rsid="00bcf8c2" style:font-size-asian="10.5pt" style:font-size-complex="10.5pt"/>
    </style:style>
    <style:style style:name="P81" style:family="paragraph" style:parent-style-name="Standard">
      <style:text-properties style:font-name="Noto Sans CJK SC Regular" fo:font-size="10.5pt" officeooo:rsid="00bdf66c" officeooo:paragraph-rsid="00bdf66c" style:font-size-asian="10.5pt" style:font-size-complex="10.5pt"/>
    </style:style>
    <style:style style:name="P82" style:family="paragraph" style:parent-style-name="Heading_20_1">
      <style:paragraph-properties fo:text-align="center" style:justify-single-word="false"/>
    </style:style>
    <style:style style:name="P83" style:family="paragraph" style:parent-style-name="Heading_20_1">
      <style:paragraph-properties fo:break-before="page"/>
    </style:style>
    <style:style style:name="P84" style:family="paragraph" style:parent-style-name="Heading_20_1">
      <style:paragraph-properties fo:text-align="center" style:justify-single-word="false" fo:break-before="page"/>
    </style:style>
    <style:style style:name="P85" style:family="paragraph" style:parent-style-name="Heading_20_2">
      <style:paragraph-properties fo:text-align="center" style:justify-single-word="false"/>
    </style:style>
    <style:style style:name="P86" style:family="paragraph" style:parent-style-name="Heading_20_2">
      <style:paragraph-properties fo:text-align="center" style:justify-single-word="false"/>
      <style:text-properties officeooo:paragraph-rsid="005ad386"/>
    </style:style>
    <style:style style:name="T1" style:family="text">
      <style:text-properties style:font-name="Noto Sans CJK SC Regular"/>
    </style:style>
    <style:style style:name="T2" style:family="text">
      <style:text-properties style:font-name="Noto Sans CJK SC Regular" officeooo:rsid="001a0e0d"/>
    </style:style>
    <style:style style:name="T3" style:family="text">
      <style:text-properties style:font-name="Noto Sans CJK SC Regular" officeooo:rsid="002909b4"/>
    </style:style>
    <style:style style:name="T4" style:family="text">
      <style:text-properties style:font-name="Noto Sans CJK SC Regular" fo:font-weight="bold" style:font-weight-asian="bold" style:font-weight-complex="bold"/>
    </style:style>
    <style:style style:name="T5" style:family="text">
      <style:text-properties style:font-name="Noto Sans CJK SC Regular" fo:font-weight="bold" officeooo:rsid="002909b4" style:font-weight-asian="bold" style:font-weight-complex="bold"/>
    </style:style>
    <style:style style:name="T6" style:family="text">
      <style:text-properties style:font-name="Noto Sans CJK SC Regular" fo:font-weight="bold" officeooo:rsid="002e0050" style:font-weight-asian="bold" style:font-weight-complex="bold"/>
    </style:style>
    <style:style style:name="T7" style:family="text">
      <style:text-properties style:font-name="Noto Sans CJK SC Regular" fo:font-weight="bold" officeooo:rsid="002f901c" style:font-weight-asian="bold" style:font-weight-complex="bold"/>
    </style:style>
    <style:style style:name="T8" style:family="text">
      <style:text-properties style:font-name="Noto Sans CJK SC Regular" fo:font-weight="bold" officeooo:rsid="00324598" style:font-weight-asian="bold" style:font-weight-complex="bold"/>
    </style:style>
    <style:style style:name="T9" style:family="text">
      <style:text-properties style:font-name="Noto Sans CJK SC Regular" fo:font-weight="bold" officeooo:rsid="0032b72b" style:font-weight-asian="bold" style:font-weight-complex="bold"/>
    </style:style>
    <style:style style:name="T10" style:family="text">
      <style:text-properties style:font-name="Noto Sans CJK SC Regular" fo:font-weight="bold" officeooo:rsid="003942e3" style:font-weight-asian="bold" style:font-weight-complex="bold"/>
    </style:style>
    <style:style style:name="T11" style:family="text">
      <style:text-properties style:font-name="Noto Sans CJK SC Regular" fo:font-weight="bold" officeooo:rsid="00401089" style:font-weight-asian="bold" style:font-weight-complex="bold"/>
    </style:style>
    <style:style style:name="T12" style:family="text">
      <style:text-properties style:font-name="Noto Sans CJK SC Regular" fo:font-weight="bold" officeooo:rsid="004167c8" style:font-weight-asian="bold" style:font-weight-complex="bold"/>
    </style:style>
    <style:style style:name="T13" style:family="text">
      <style:text-properties style:font-name="Noto Sans CJK SC Regular" fo:font-weight="bold" officeooo:rsid="0041db8f" style:font-weight-asian="bold" style:font-weight-complex="bold"/>
    </style:style>
    <style:style style:name="T14" style:family="text">
      <style:text-properties style:font-name="Noto Sans CJK SC Regular" officeooo:rsid="002ab3d1"/>
    </style:style>
    <style:style style:name="T15" style:family="text">
      <style:text-properties style:font-name="Noto Sans CJK SC Regular" officeooo:rsid="002c444d"/>
    </style:style>
    <style:style style:name="T16" style:family="text">
      <style:text-properties style:font-name="Noto Sans CJK SC Regular" officeooo:rsid="002e0050"/>
    </style:style>
    <style:style style:name="T17" style:family="text">
      <style:text-properties style:font-name="Noto Sans CJK SC Regular" officeooo:rsid="002f901c"/>
    </style:style>
    <style:style style:name="T18" style:family="text">
      <style:text-properties style:font-name="Noto Sans CJK SC Regular" officeooo:rsid="0030706e"/>
    </style:style>
    <style:style style:name="T19" style:family="text">
      <style:text-properties style:font-name="Noto Sans CJK SC Regular" officeooo:rsid="00324598"/>
    </style:style>
    <style:style style:name="T20" style:family="text">
      <style:text-properties style:font-name="Noto Sans CJK SC Regular" officeooo:rsid="0032b72b"/>
    </style:style>
    <style:style style:name="T21" style:family="text">
      <style:text-properties style:font-name="Noto Sans CJK SC Regular" officeooo:rsid="0036135e"/>
    </style:style>
    <style:style style:name="T22" style:family="text">
      <style:text-properties style:font-name="Noto Sans CJK SC Regular" officeooo:rsid="00370e56"/>
    </style:style>
    <style:style style:name="T23" style:family="text">
      <style:text-properties style:font-name="Noto Sans CJK SC Regular" officeooo:rsid="00385c2a"/>
    </style:style>
    <style:style style:name="T24" style:family="text">
      <style:text-properties style:font-name="Noto Sans CJK SC Regular" officeooo:rsid="003942e3"/>
    </style:style>
    <style:style style:name="T25" style:family="text">
      <style:text-properties style:font-name="Noto Sans CJK SC Regular" officeooo:rsid="00397376"/>
    </style:style>
    <style:style style:name="T26" style:family="text">
      <style:text-properties style:font-name="Noto Sans CJK SC Regular" officeooo:rsid="003ba57a"/>
    </style:style>
    <style:style style:name="T27" style:family="text">
      <style:text-properties style:font-name="Noto Sans CJK SC Regular" officeooo:rsid="003c1979"/>
    </style:style>
    <style:style style:name="T28" style:family="text">
      <style:text-properties style:font-name="Noto Sans CJK SC Regular" officeooo:rsid="003f9fa8"/>
    </style:style>
    <style:style style:name="T29" style:family="text">
      <style:text-properties style:font-name="Noto Sans CJK SC Regular" officeooo:rsid="00401089"/>
    </style:style>
    <style:style style:name="T30" style:family="text">
      <style:text-properties style:font-name="Noto Sans CJK SC Regular" officeooo:rsid="004167c8"/>
    </style:style>
    <style:style style:name="T31" style:family="text">
      <style:text-properties style:font-name="Noto Sans CJK SC Regular" officeooo:rsid="004a538a"/>
    </style:style>
    <style:style style:name="T32" style:family="text">
      <style:text-properties style:font-name="Noto Sans CJK SC Regular" officeooo:rsid="0054fd06"/>
    </style:style>
    <style:style style:name="T33" style:family="text">
      <style:text-properties style:font-name="Noto Sans CJK SC Regular" officeooo:rsid="0055b51d"/>
    </style:style>
    <style:style style:name="T34" style:family="text">
      <style:text-properties style:font-name="Noto Sans CJK SC Regular" officeooo:rsid="00578312"/>
    </style:style>
    <style:style style:name="T35" style:family="text">
      <style:text-properties style:font-name="Noto Sans CJK SC Regular" officeooo:rsid="005ad386"/>
    </style:style>
    <style:style style:name="T36" style:family="text">
      <style:text-properties style:font-name="Noto Sans CJK SC Regular" officeooo:rsid="005cbecd"/>
    </style:style>
    <style:style style:name="T37" style:family="text">
      <style:text-properties style:font-name="Noto Sans CJK SC Regular" officeooo:rsid="0060766c"/>
    </style:style>
    <style:style style:name="T38" style:family="text">
      <style:text-properties style:font-name="Noto Sans CJK SC Regular" officeooo:rsid="0062dfb6"/>
    </style:style>
    <style:style style:name="T39" style:family="text">
      <style:text-properties style:font-name="Noto Sans CJK SC Regular" officeooo:rsid="0065e69d"/>
    </style:style>
    <style:style style:name="T40" style:family="text">
      <style:text-properties style:font-name="Noto Sans CJK SC Regular" officeooo:rsid="006a836c"/>
    </style:style>
    <style:style style:name="T41" style:family="text">
      <style:text-properties style:font-name="Noto Sans CJK SC Regular" officeooo:rsid="006ac339"/>
    </style:style>
    <style:style style:name="T42" style:family="text">
      <style:text-properties style:font-name="Noto Sans CJK SC Regular" officeooo:rsid="007048f0"/>
    </style:style>
    <style:style style:name="T43" style:family="text">
      <style:text-properties style:font-name="Noto Sans CJK SC Regular" officeooo:rsid="007221b3"/>
    </style:style>
    <style:style style:name="T44" style:family="text">
      <style:text-properties style:font-name="Noto Sans CJK SC Regular" officeooo:rsid="00750eb3"/>
    </style:style>
    <style:style style:name="T45" style:family="text">
      <style:text-properties style:font-name="Noto Sans CJK SC Regular" officeooo:rsid="007a4de7"/>
    </style:style>
    <style:style style:name="T46" style:family="text">
      <style:text-properties style:font-name="Liberation Serif" officeooo:rsid="001a0e0d"/>
    </style:style>
    <style:style style:name="T47" style:family="text">
      <style:text-properties officeooo:rsid="00278ec6"/>
    </style:style>
    <style:style style:name="T48" style:family="text">
      <style:text-properties fo:font-weight="bold" style:font-weight-asian="bold" style:font-weight-complex="bold"/>
    </style:style>
    <style:style style:name="T49" style:family="text">
      <style:text-properties fo:font-weight="bold" officeooo:rsid="0041db8f" style:font-weight-asian="bold" style:font-weight-complex="bold"/>
    </style:style>
    <style:style style:name="T50" style:family="text">
      <style:text-properties fo:font-weight="bold" officeooo:rsid="00515d9f" style:font-weight-asian="bold" style:font-weight-complex="bold"/>
    </style:style>
    <style:style style:name="T51" style:family="text">
      <style:text-properties officeooo:rsid="0047c623"/>
    </style:style>
    <style:style style:name="T52" style:family="text">
      <style:text-properties officeooo:rsid="00489998"/>
    </style:style>
    <style:style style:name="T53" style:family="text">
      <style:text-properties officeooo:rsid="004a538a"/>
    </style:style>
    <style:style style:name="T54" style:family="text">
      <style:text-properties officeooo:rsid="004bbbdc"/>
    </style:style>
    <style:style style:name="T55" style:family="text">
      <style:text-properties officeooo:rsid="004c9b08"/>
    </style:style>
    <style:style style:name="T56" style:family="text">
      <style:text-properties officeooo:rsid="004e6e1b"/>
    </style:style>
    <style:style style:name="T57" style:family="text">
      <style:text-properties fo:font-weight="normal" style:font-weight-asian="normal" style:font-weight-complex="normal"/>
    </style:style>
    <style:style style:name="T58" style:family="text">
      <style:text-properties officeooo:rsid="004f6666"/>
    </style:style>
    <style:style style:name="T59" style:family="text">
      <style:text-properties officeooo:rsid="00515d9f"/>
    </style:style>
    <style:style style:name="T60" style:family="text">
      <style:text-properties officeooo:rsid="007a4de7"/>
    </style:style>
    <style:style style:name="T61" style:family="text">
      <style:text-properties officeooo:rsid="007a82cd"/>
    </style:style>
    <style:style style:name="T62" style:family="text">
      <style:text-properties officeooo:rsid="007b281b"/>
    </style:style>
    <style:style style:name="T63" style:family="text">
      <style:text-properties officeooo:rsid="0082ef6d"/>
    </style:style>
    <style:style style:name="T64" style:family="text">
      <style:text-properties officeooo:rsid="0083215b"/>
    </style:style>
    <style:style style:name="T65" style:family="text">
      <style:text-properties officeooo:rsid="00a391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销售一定要懂的心理学</text:p>
      <text:p text:style-name="P1"/>
      <text:p text:style-name="P1">金牌销售必知的100个心理营销策略</text:p>
      <text:p text:style-name="P1"/>
      <text:p text:style-name="P2">销售过程就是让你的客户从拒绝到接受、从排斥到认同的过程。</text:p>
      <text:p text:style-name="P1"/>
      <text:p text:style-name="P1">销售员的聪明、运气并不是决定销售成败的最重要因素。只有充分了解客户、读懂客户的心理，掌握与客户相处的艺术才能在销售中立于不败之地。</text:p>
      <text:p text:style-name="P1"/>
      <text:p text:style-name="P1">客户的心理还是有一定的规律可循的，客户对推销员会有抵触心理，在成交时有难免犹豫，同时，客户都希望得到销售员的重视与尊重，都希望自己能收到最好的服务等等。</text:p>
      <text:p text:style-name="P1"/>
      <text:p text:style-name="P1">销售的过程就是让客户对我们的产品、我们的公司及销售员本人产生一个从拒绝到接受、从排斥到认同的心理变化的过程。要想让客户发生这个心理变化，就需要销售员在和客户进行心理博弈的过程中，猜透客户的心思、赢得客户的信任、抓住客户的软肋、引导客户跟着自己的思路走，总之就是要在这场心理暗战中占上风，用心来取得订单。</text:p>
      <text:p text:style-name="P1"/>
      <text:p text:style-name="P4">100个心理营销策略。</text:p>
      <text:p text:style-name="P4"/>
      <text:p text:style-name="P4">了解客户的心理需求、抓住客户的心理弱点、突破客户的心理防线、解除客户的心理包袱、赢得客户的心理认同，进入一个“知己知彼，百战百胜”的销售境界。最终改善你的人际关系，使你的销售业绩提高十倍、百倍，让你在不经意间升级为销售高手。</text:p>
      <text:p text:style-name="P4"/>
      <text:h text:style-name="Heading_20_1" text:outline-level="1">第一章 “上帝”的心思你要猜</text:h>
      <text:p text:style-name="P4"/>
      <text:p text:style-name="P4">对于销售员来说，客户就是上帝，然而老谋深算的上帝怎么会轻易接受我们的推销呢？</text:p>
      <text:p text:style-name="P4"/>
      <text:p text:style-name="P4">孙子兵法中说：攻城为下，攻心为上。</text:p>
      <text:p text:style-name="P4">所以销售员要认清这场较量的实质是心理暗战，要时刻从客户的立场出发考虑问题，猜透上帝的心思，从而在销售这场心理暗战中取得非凡的战果。</text:p>
      <text:p text:style-name="P4"/>
      <text:p text:style-name="P4">鱼只有看到自己想吃的饵料才会上钩，所以钓鱼时应该在饵料上多下些工夫。</text:p>
      <text:p text:style-name="P4">销售跟钓鱼一样，客户永远是为了满足自己的需要才去购买，而不是因为你在推销才去购买，说一要想把产品销售出去，关键是弄清楚客户的需要是什么。</text:p>
      <text:p text:style-name="P4"/>
      <text:p text:style-name="P4">每个人都有这样的心理感受：当别人帮我们解决了问题，满足了我们的需求时，我们会心存感激，反过来愿意成全对方；但是如果我们心里觉得人家在强迫我们的时候，我们肯定不愿意接受对方的任何东西。</text:p>
      <text:p text:style-name="P4">对客户也是一样的，销售员要想成交客户，必须要像客户那样思考，弄清他们真正需要什么，这样在推销产品时才能有的放矢。</text:p>
      <text:p text:style-name="P4"/>
      <text:p text:style-name="P4">老太太买苹果的例子：</text:p>
      <text:p text:style-name="P4">第一个商贩没有探询老太太的需求，便试图向老太太推销自己的甜苹果，结果失败了。</text:p>
      <text:p text:style-name="P4">第二个商贩虽然注意到要探询客户的需求，并卖出了一斤酸苹果，并没有卖出其他水果。原因在于他虽然探询到了老太太想买酸苹果的需求，并没有挖掘到为什么要买酸苹果的更深层次的需求。</text:p>
      <text:p text:style-name="P4"><text:soft-page-break/>第三个商贩充分挖掘了老太太的需求，了解到老太太买酸苹果的原因是想给怀孕的儿媳妇补充营养。据此，商贩站在老太太的角度考虑问题，向她讲述来自己这里买水果的两家都生了儿子，并且考虑到孕妇最需要营养，所以应该给孕妇挑选维生素量高的水果，</text:p>
      <text:p text:style-name="P4">因此他又向老太太推荐的富含维生素的橘子。又趁机告诉老太太自己每天都在这里卖水果，并且水果很新鲜，这样就为下一步的销售做了准备。</text:p>
      <text:p text:style-name="P4"/>
      <text:p text:style-name="P3">金牌销售的第一个心理营销策略：时刻以客户为中心，把握客户最迫切、最深层次的需求。让客户感觉到我们是在帮组他们解决问题，而不仅仅是在推销自己的产品。</text:p>
      <text:p text:style-name="P3"/>
      <text:p text:style-name="P4">记住：钓鱼时用的鱼饵，不是你所喜欢吃的东西，而是鱼最喜欢吃的东西。</text:p>
      <text:p text:style-name="P4"/>
      <text:h text:style-name="P85" text:outline-level="2">客户也认为自己是上帝</text:h>
      <text:p text:style-name="P4"/>
      <text:p text:style-name="P4">心理学家马斯洛认为：人有收到他人尊重的需要。</text:p>
      <text:p text:style-name="P4">人人都希望自己能够得到他人的认可和尊重，客户也不例外。</text:p>
      <text:p text:style-name="P4">销售员常说，客户是我们的上帝。事实上，客户也认为自己是上帝。尤其是现在处于买方市场，客户有权利去挑选那些产品和服务都是一流的地方去消费，所以客户有权利去挑选那些产品和服务都是一流的地方去消费，所以客户尤为看重销售员对自己是否足够地重视和尊重。</text:p>
      <text:p text:style-name="P4"/>
      <text:p text:style-name="P4">我们的客户也是有血有肉的人，也是一样有感情的，他也有受到尊重的需要。因此，你如果一心只想着增加销售额，赚取销售利润，冷淡地对待你的客户，那么很抱歉，成交免谈了。</text:p>
      <text:p text:style-name="P5">--乔<text:span text:style-name="T2">·</text:span><text:span text:style-name="T46">吉拉德(最伟大的汽车推销员)</text:span></text:p>
      <text:p text:style-name="P6">尊重—仔细聆听客户说的话。</text:p>
      <text:p text:style-name="P6">重视—关心客户。</text:p>
      <text:p text:style-name="P6"/>
      <text:p text:style-name="P6">任何一位客户都讨厌收到冷遇，如果销售员把客户晾在一边，那么客户当然不会给你生意。</text:p>
      <text:p text:style-name="P6">所以，在销售中，我们一定要像尊敬上帝一样去尊重客户，让客户感受到前所未有的重视，满足客户的自尊感，这样才能赢得客户。</text:p>
      <text:p text:style-name="P6"/>
      <text:h text:style-name="P85" text:outline-level="2">要想从客户口袋里掏钱，先给客户掏心</text:h>
      <text:p text:style-name="P6">坦白说，销售人员最直接的目的的确是从客户的口袋里掏钱。</text:p>
      <text:p text:style-name="P7">但是，如果没有一定的真功夫，只凭死缠烂打，销售的成功率是很低的。</text:p>
      <text:p text:style-name="P7"/>
      <text:p text:style-name="P7">心理学认为，人的本能就是保护自己免受外界的伤害，避免遭受痛苦。而花钱在大部分情况下是一种痛苦，销售员到客户那里想让客户掏钱购买自己的产品，就是在给客户制造压力和痛苦，所以大多数人都会本能地拒斥这种痛苦，尽量避免花钱。</text:p>
      <text:p text:style-name="P7"/>
      <text:p text:style-name="P7">体会客户的心理，站在客户的角度想问题。客户愿不愿意买这东西，质量怎么样，价格是否公道，能够给自己带来什么好处。如果自己能够信服自己的产品，那就证明产品是有吸引力的，是对得起客户的。</text:p>
      <text:p text:style-name="P7">只有保证这一点，我们向客户推销时才能有底气。</text:p>
      <text:p text:style-name="P7">在与客户交谈时，一定要跟客户站在同一条战线上，讲清楚花钱买了这个产品之后能给客户带来怎样的好处和快乐。同时，与花钱相比，人们更愿意省钱，所以销售员还要着重强调与其他产品或未购买的产品相比，能够帮客户节省多少钱。这样，客户感觉我们时刻在为他考虑，而不是一心想着掏钱，掏完钱就走，那么客户自然不会等我们开口就主动掏钱了。</text:p>
      <text:p text:style-name="P7"><text:soft-page-break/></text:p>
      <text:p text:style-name="P7">小张卖保险的例子：</text:p>
      <text:p text:style-name="P7">小张并没有强迫客户买保险，而是真正站在小王的立场上，思考如何为小王存钱、省钱。这样，小王不但没有反感，反倒连连赞同，最后决定在小张那里投保。</text:p>
      <text:p text:style-name="P7"/>
      <text:p text:style-name="P7">事实上，客户与销售员之间的冲突是必然存在的。因为，从销售员的角度出发，目的无非是从客户腰包里掏钱。从客户的角度来看，他们要尽可能地避免钱包里的钱溜走。</text:p>
      <text:p text:style-name="P7">要想将两者从对立的位置转到同一立场，销售员千万不要把自己接近客户的意图仅仅定位在挣他们的钱上面，那样客户一定会对我们敬而远之。</text:p>
      <text:p text:style-name="P7">处处为客户着想，把客户的钱当作自己的钱来考虑，给客户提供能为他们增加价值和省钱的建议，让他们觉得我们是在真心地为其提供服务和解决问题，没有人比我们更能帮他做出正确的决定。这样，客户才能充分信任我们，解除对我们的心理防备，并在潜意识中接受我们。</text:p>
      <text:p text:style-name="P7"/>
      <text:h text:style-name="P85" text:outline-level="2">不要在客户面前喋喋不休</text:h>
      <text:p text:style-name="P7">我们在总公司的会议上对推销员为什么会失去推销机会进行投票表决，结果<text:span text:style-name="T47">75%的人认为最主要的原因是</text:span>推销员说得太多。</text:p>
      <text:p text:style-name="P8">--哈尔哈德<text:span text:style-name="T3">·纽曼(通用电气副总裁)</text:span></text:p>
      <text:p text:style-name="P7"><text:span text:style-name="T3">我们知道，</text:span><text:span text:style-name="T5">一个人想要以自己的观点说服对方必须凭借有效的交流和沟通，而沟通效果的好坏并不取决于谈话的长度，而是在于所说的内容是不是能够让对方感到清晰明了、有理有据，足够引起对方的兴趣。</text:span></text:p>
      <text:p text:style-name="P12"/>
      <text:p text:style-name="P12">每个人都有表现欲，如果销售员夺去了客户说话和表现的能力，客户自然会不高兴，这样客户对你的印象值也就下降了。</text:p>
      <text:p text:style-name="P12"/>
      <text:p text:style-name="P7"><text:span text:style-name="T3">喋喋不休的推销员小李的例子</text:span><text:span text:style-name="T14">：</text:span></text:p>
      <text:p text:style-name="P13">尽量少自夸</text:p>
      <text:p text:style-name="P13">语言简洁易懂</text:p>
      <text:p text:style-name="P12"/>
      <text:p text:style-name="P7"><text:span text:style-name="T3">用棍子弯曲比喻人的视力的PC保护屏推销员小王的例子</text:span><text:span text:style-name="T15">：</text:span></text:p>
      <text:p text:style-name="P14">销售员一定要牢记长话短说，说话时应察言观色，如果对方没有让我们继续说下去的意思，应提早住口，有时沉默是金。</text:p>
      <text:p text:style-name="P14"/>
      <text:h text:style-name="P85" text:outline-level="2"><text:span text:style-name="T15">谦虚一点</text:span><text:span text:style-name="T16">，把表现的机会留给客户</text:span></text:h>
      <text:p text:style-name="P15">在人际交往中，很多人想靠努力表现自己的聪明才智来赢得交往的主动，其实这是再拙劣不过的交际方法。每个人在他人面前都想满足自己的表现欲，人人都有表现欲，我们的客户也不例外。</text:p>
      <text:p text:style-name="P7"><text:span text:style-name="T6">客户的这种表现欲一般表现为想当然</text:span><text:span text:style-name="T7">，根据自己的心理与行为表现来揣测别人的心理与行为；或者自以为是、好为人师</text:span><text:span text:style-name="T17">。</text:span></text:p>
      <text:p text:style-name="P7"><text:span text:style-name="T16">一旦我们给客户施展自己才能的机会</text:span><text:span text:style-name="T17">，满足了他的表现欲，他会不自觉地对我们产生好感；但是当我们超越他们之上时，他们内心便会感到不舒服，有时甚至会产生嫉妒心理。</text:span></text:p>
      <text:p text:style-name="P7"><text:span text:style-name="T17">销售员尤金</text:span><text:span text:style-name="T18">·威尔森的例子：</text:span></text:p>
      <text:p text:style-name="P16">威尔森之所以花三年时间都没有在服装设计师那里推销成功，就在于他以前总是告诉客户草图的设计如何如何新颖，如何如何适合他，不断催促对方来买他的产品，却从来不管对方的想法。</text:p>
      <text:p text:style-name="P16"><text:soft-page-break/>而服装设计师是一个很自负的人，他对别人设计的草图自然会百般挑剔，无法满意。威尔森改变了销售策略，虚心向客户请教意见，按客户的意思去改进产品，这样使客户觉得自己有了优越感，内心的表现欲得到了满足，他就再也无法拒绝有他参与设计的产品了。这样，威尔森的销售工作就变得容易多了。</text:p>
      <text:p text:style-name="P16"/>
      <text:p text:style-name="P7"><text:span text:style-name="T18">所以</text:span><text:span text:style-name="T19">，</text:span><text:span text:style-name="T8">销售员在销售过程中一定要谦虚，尽量把表现的机会留给客户，让客户给我们多提一些宝贵建议，变“我要卖”为“他要买”，这样才能更有利于我们的销售</text:span><text:span text:style-name="T19">。</text:span></text:p>
      <text:p text:style-name="P17"/>
      <text:h text:style-name="P85" text:outline-level="2">向客户证明价格是合理的或利润是可观的</text:h>
      <text:p text:style-name="P7"><text:span text:style-name="T19">既物美又价廉的产品自然好销售</text:span><text:span text:style-name="T20">，但大多数时候都不能两全其美，这就要求销售员发挥作用，将品质好的产品卖上个好价钱。</text:span></text:p>
      <text:p text:style-name="P18"/>
      <text:p text:style-name="P7"><text:span text:style-name="T20">销售员在推销时还必须将</text:span><text:span text:style-name="T9">购买产品后的利益具体化、现实化，使其能够令客户信服</text:span><text:span text:style-name="T20">。</text:span></text:p>
      <text:p text:style-name="P17"/>
      <text:p text:style-name="P11"><text:span text:style-name="T19">从销售员推销椅子等案例中</text:span><text:span text:style-name="T1">，我们可以得出这样一个心理营销策略，即</text:span><text:span text:style-name="T4">销售员要学会向客户证明产品的价格是合理的</text:span><text:span text:style-name="T1">，如果客户不舍得花钱购买我们的产品，觉得价格高，难以接受，而想选择一些相对便宜的产品，销售员可以将两者进行</text:span><text:span text:style-name="T4">对比、示范</text:span><text:span text:style-name="T1">，向客户强调所销售产品的独特优点，</text:span><text:span text:style-name="T4">说明自己推荐的产品能给他带来实实在在的利益</text:span><text:span text:style-name="T1">，激起他的购买欲望，这样客户才能心甘情愿地购买。</text:span></text:p>
      <text:p text:style-name="P17"/>
      <text:h text:style-name="P85" text:outline-level="2"><text:span text:style-name="T19">强化情绪体验</text:span><text:span text:style-name="T21">，让客户花钱花得开心</text:span></text:h>
      <text:p text:style-name="P9"><text:span text:style-name="T21">相信没有那个人愿意花钱买不愉快</text:span><text:span text:style-name="T22">，每一位客户都希望碰到善解人意、服务贴心的销售员，使自己不仅购买到了一种商品，而且也在消费的过程中获得的好心情。</text:span></text:p>
      <text:p text:style-name="P9"><text:span text:style-name="T21">销售人员一定要关注客户在购买过程中的情绪体验</text:span><text:span text:style-name="T22">，要让他们得到足够的愉悦感</text:span><text:span text:style-name="T23">，甚至可以称得上是幸福的感受。</text:span></text:p>
      <text:p text:style-name="P17"/>
      <text:p text:style-name="P7"><text:span text:style-name="T19">那么</text:span><text:span text:style-name="T24">怎么才能让客户花钱花得开心呢？</text:span><text:span text:style-name="T10">事实上，这很大程度上取决于销售员是否能够有效地与客户沟通。沟通不是简简单单地对话，而是要学会换位思考，体会顾客的喜怒哀乐，让顾客享受到购物的乐趣，而不是花钱的痛苦</text:span><text:span text:style-name="T24">。如果客户在购买产品的过程中感受到快乐，那么签单自然不成问题。</text:span></text:p>
      <text:p text:style-name="P15"/>
      <text:p text:style-name="P7"><text:span text:style-name="T16">宝马销售员小陈的例子</text:span><text:span text:style-name="T24">：</text:span></text:p>
      <text:p text:style-name="P19">调动客户的愉悦感，正是这种臆想中的愉悦感能捕捉客户的心。而客户的心则是通往客户的钱袋最快的途径。</text:p>
      <text:p text:style-name="P19"/>
      <text:p text:style-name="P7"><text:span text:style-name="T24">所以</text:span><text:span text:style-name="T25">，销售员在为客户理性地分析产品之后，不妨抓住客户的心理，运用情感销售的策略，帮客户制造一系列拥有产品后的美梦，让客户花钱花得开心，使他觉得在你这里购买产品是一种享受。这样，你的推销就成功了。</text:span></text:p>
      <text:p text:style-name="P20"/>
      <text:h text:style-name="P85" text:outline-level="2">老谋深算的客户如何欺骗你</text:h>
      <text:p text:style-name="P7"><text:span text:style-name="T16">销售员都知道</text:span><text:span text:style-name="T26">，客户提出的问题越多，就表明他的购买需求就越大，购买意向就越强烈。这要有一个前提</text:span><text:span text:style-name="T27">，那就是客户提出的问题都是真问题。这是因为，有时候，老谋深算的客户并不想购买产品，于是有意提出一些假问题，来刁难或者敷衍你。</text:span></text:p>
      <text:p text:style-name="P21"><text:soft-page-break/></text:p>
      <text:p text:style-name="P7"><text:span text:style-name="T27">销售员要学会分析客户心里的虚实</text:span><text:span text:style-name="T28">。如果客户提出的是真实问题，我们就要为他耐心解答，否则就要学会巧妙地避开这个问题。</text:span></text:p>
      <text:p text:style-name="P22"/>
      <text:p text:style-name="P7"><text:span text:style-name="T28">那么</text:span><text:span text:style-name="T29">，销售员该如何揭开客户心理的面纱，判断问题的真假呢？以下几个方法可供参考：</text:span></text:p>
      <text:p text:style-name="P10"><text:span text:style-name="T13">1. </text:span><text:span text:style-name="T11">假设法</text:span><text:span text:style-name="T29">：</text:span><text:span text:style-name="T30">就是假设这个问题已经解决了，客户会不会购买？</text:span></text:p>
      <text:p text:style-name="P29">比如，客户说：“你们的产品没有很好的售后服务。”销售员可以说：“如果我们的售后服务让你满意的话，您 是不是就决定购买了呢？”如果客户的回答是肯定的，那么这个问题就是真实问题。</text:p>
      <text:p text:style-name="P7"><text:span text:style-name="T13">2. </text:span><text:span text:style-name="T12">反问法</text:span><text:span text:style-name="T30">：就是销售员来反问客户，让客户自己去解决自己提出的问题。</text:span></text:p>
      <text:p text:style-name="P30">比如，客户说：“你们的产品没有很好的售后服务。”销售员可以说：“那您觉得什么样的售后服务您能满意呢？”如果客户提出了具体的要求，那么这个问题就是真实问题。</text:p>
      <text:p text:style-name="P23"><text:span text:style-name="T49">3. </text:span><text:span text:style-name="T48">转化法</text:span>：就是把客户提出的问题转化成我们的售后服务。</text:p>
      <text:p text:style-name="P31">比如，客户说：“你们的产品没有很好的售后服务。”销售员可以说：“您的担心是应该的，我们现在的售后服务确实不是很完善。但您要知道我们的客户投诉量是最少的，这就说明我们的质量是最有保证的。质量和售后服务您会选择哪一个？”</text:p>
      <text:p text:style-name="P23"/>
      <text:p text:style-name="P23">在销售过程中，<text:span text:style-name="T48">客户有异议或者拒绝销售员，这都是很常见的。然而，关键的是销售员在识别了客户的心理，认清了问题的真假后，要能充分发挥自己的个人能力，引导客户跟着自己的思路走，把问题和异议处理好，变拒绝为接受</text:span>。</text:p>
      <text:p text:style-name="P23">以下五种方法可供参考：</text:p>
      <text:p text:style-name="P27">1. 提前进行巧妙的暗示</text:p>
      <text:p text:style-name="P24">销售员在开始同客户会面时，就应留意向客户做出对商品的肯定暗示，从而使对方说不出拒绝的理由。</text:p>
      <text:p text:style-name="P24">做出诸如此类的暗示后，要给客户一些时间，以便这些暗示逐渐渗透到客户的潜意识里。</text:p>
      <text:p text:style-name="P24">只要我们在推销一开始，就利用这个方法给客户一些积极的心理暗示，客户的态度就会随之变得积极起来。当我们稍后再试探客户的购买意愿时，他可能会再度想起那个暗示，并且会忘记这个暗示是来自于他人，甚至还会认为这就是自己思考得来的。因此，这些积极的心理暗示可以帮助销售员避免客户那些节外生枝的拒绝和异议的提出，直到与我们成交。</text:p>
      <text:p text:style-name="P27">2. 引导客户的真心话</text:p>
      <text:p text:style-name="P24">客户在敷衍销售员时，销售员要试着引出客户的真心话，比如可以直接询问客户：“您提出异议是不是因为贵公司最近资金比较紧张，对于购买这些设备存在一定的压力呢?”若能让客户说出真心话，了解其中的原因，就有希望进一步去促成。</text:p>
      <text:p text:style-name="P27">3. 笑而不答法</text:p>
      <text:p text:style-name="P24">有些客户的异议没有明显的动机，也许只是习惯或者是发泄，这时，我们只要面带笑容点头同意或装傻就好了。特别是一些大型销售中，客户内部关系错综复杂，销售员说话要格外小心。</text:p>
      <text:p text:style-name="P28">4. 借力法</text:p>
      <text:p text:style-name="P25">以其人之道还治其人之身，将客户的异议转变为说服客户购买的理由，迅速地陈述带给客户的利益，以引起客户的注意。“这正是我认为您要购买的理由。”</text:p>
      <text:p text:style-name="P26"><text:span text:style-name="T48">5.</text:span> <text:span text:style-name="T48">第三方证明法</text:span>，</text:p>
      <text:p text:style-name="P26">国家权威机构的检测报告、已使用本产品的客户名单和联系方式或者邀请客户到工厂实地考察等。</text:p>
      <text:p text:style-name="P26">总之，销售人员要学会随机应变，做好客户心理的侦查员，做到在不同的情境中，灵活运用不同的应对方法来面对不同类型的客户，满足他们的需求。这样可以使我们转败为胜，极大程度上提升我们的成交概率。</text:p>
      <text:p text:style-name="P26"/>
      <text:h text:style-name="P82" text:outline-level="1"><text:soft-page-break/>第二章 做销售，就要懂点心理“显规则”</text:h>
      <text:p text:style-name="P26"/>
      <text:p text:style-name="P32">在做销售时，销售员常常猜不透客户的心思，所以不知道该怎么去回应客户，结果屡战屡败。</text:p>
      <text:p text:style-name="P32">于是，销售员开始害怕客户的拒绝，不敢去拜访客户，没有拜访率，业绩可想而知。这是我们没有掌握做销售的一些心理“显规则”的缘故。</text:p>
      <text:p text:style-name="P32"/>
      <text:h text:style-name="P85" text:outline-level="2">伯内特定律：让产品在客户心中留下深刻的印象</text:h>
      <text:p text:style-name="P32"/>
      <text:p text:style-name="P32">产品要占领市场，先占领客户的头脑。</text:p>
      <text:p text:style-name="P33">--伯内特定律(美国广告专家利奥<text:span text:style-name="T1">·伯利特</text:span>)</text:p>
      <text:p text:style-name="P26"/>
      <text:p text:style-name="P26">在当今的市场竞争中<text:span text:style-name="T51">，这个定律给小说人员带来的启示是：没有创意就没有市场，市场和商机都孕育在创意之中。只有不断地发现客户的需求，并千方百计地用广告的创意和产品的创新来吸引更多的客户，让产品在客户的头脑中占有重要的位置，才能促使客户购买我们的产品，才能在激烈的商品竞争中畅销不衰。</text:span></text:p>
      <text:p text:style-name="P26"/>
      <text:p text:style-name="P26">这是因为客户有一种容易被新奇事物吸引的心理<text:span text:style-name="T52">，所以新颖的广告和特色的产品能够在客户心中留下深刻的印象，激起客户的购买欲望。</text:span></text:p>
      <text:p text:style-name="P26">并且人们都喜欢购买自己熟悉的产品<text:span text:style-name="T52">，通过广告的不断重复，能够让客户对产品有一定的了解。同时，广告在潜移默化中让客户在心理上接受了产品，从而占领的客户的头脑。</text:span></text:p>
      <text:p text:style-name="P26"/>
      <text:p text:style-name="P34">“鹤鸣”鞋店的例子：</text:p>
      <text:p text:style-name="P34">通过一个创意的广告，使顾客对产品产生了好感和好奇心，勾起他们购买产品的欲望和冲动，从而取得销售上的成功的。</text:p>
      <text:p text:style-name="P34"/>
      <text:p text:style-name="P34">豆制品的例子<text:span text:style-name="T53">：(草莓味、香蕉味豆浆；奶油、咖啡、果汁三色豆腐)</text:span></text:p>
      <text:p text:style-name="P34">要想占领消费者的头脑<text:span text:style-name="T53">，不仅要进行广告宣传，更要从产品本身着手，使产品别具特色，创造新的市场和产品需求。只有这样，产品才能占领消费者的心理空间，我们才能赢得销售的契机。</text:span></text:p>
      <text:p text:style-name="P34"/>
      <text:p text:style-name="P34">做销售一定要懂得客户的心理<text:span text:style-name="T53">，除了要让客户购买我们的产品，还要让他们喜爱我们的产品，做到在客户心里，我们的产品是他唯一的选择。所以我们必须具有强烈的塑造形象的意识，像保护眼睛一样维护产品在客户心中的形象。</text:span></text:p>
      <text:p text:style-name="P34"/>
      <text:h text:style-name="P85" text:outline-level="2">二八定律<text:span text:style-name="T53">：维护好大客户的面子</text:span></text:h>
      <text:p text:style-name="P34">社会上的人似乎很自然地分为两大类<text:span text:style-name="T53">：一类被他称之为“举足轻重的少数人”，另外一类则是“无足轻重的多数人”。前者在金钱和地位方面声名显赫，约占总人数的20%；后者生活在底层，约占80%。并且，几乎所有的经济活动都受二八定律的支配。</text:span></text:p>
      <text:p text:style-name="P35">– 维尔弗雷德<text:span text:style-name="T31">·帕累托(意大利著名经济学家)</text:span></text:p>
      <text:p text:style-name="P37"/>
      <text:p text:style-name="P34"><text:soft-page-break/>在销售中<text:span text:style-name="T54">，这一定律体现在20%的客户带来了80%的销售额。这意味着，大客户对销售人员来说至关重要。</text:span></text:p>
      <text:p text:style-name="P34"/>
      <text:p text:style-name="P34">大客户往往给销售员带来大订单<text:span text:style-name="T55">，并且大客户对于本区域的其他客户往往具有极大的广告和示范效应，有利于销售员的进一步推销。</text:span></text:p>
      <text:p text:style-name="P34">但是<text:span text:style-name="T55">，大客户也给销售员带来了前所未有的挑战。这是因为在他们心里，也往往以大客户自居，认为自己对销售员及销售员所在的公司具有非常重要的作用，所以觉得自己应该收到最好的服务，如果销售员稍有不周就会百般刁难，甚至有时对销售员的态度暴躁无礼，还会提出种种不合理的要求，并且认为这是理所当然的。</text:span></text:p>
      <text:p text:style-name="P34">大客户往往是很爱面子的人<text:span text:style-name="T55">，如果销售员这时顶撞的大客户，即使自己是有理的，那么也很有可能把交易搞砸，遭受损失。</text:span></text:p>
      <text:p text:style-name="P34"/>
      <text:p text:style-name="P34">对待大客户<text:span text:style-name="T56">，我们绝不可以掉以轻心。如果销售员碰到了上述这一类大客户，就要注意把握他们的心理，运用一些策略维护好大客户的面子，维持与大客户关系的健康状态。</text:span></text:p>
      <text:p text:style-name="P34"/>
      <text:p text:style-name="P34">在平时与大客户的交谈中<text:span text:style-name="T56">，我们可以灵活运用以下两种方法来化解客户的不良情绪，在不损害客户面子的基础上达到自己的目的，取得更好的销售业绩。</text:span></text:p>
      <text:p text:style-name="P36"><text:span text:style-name="T48">1. 置换法</text:span><text:span text:style-name="T50">，</text:span>服装销售玛丽的例子(客户试穿过的衣服说可能是家里的孩子试穿过)：</text:p>
      <text:p text:style-name="P36">指说话人为避免直接指出对方的缺点或问题时，有意进行置换，<text:span text:style-name="T57">把可能会丢面子的事，转换到其他人身上，这样可以减少与对方的冲突，为对方找到了台阶下。</text:span></text:p>
      <text:p text:style-name="P36"><text:span text:style-name="T48">2. 使用模糊语言</text:span><text:span text:style-name="T50">，</text:span>电脑销售小王的例子(使用模糊词，咱们代替你等)</text:p>
      <text:p text:style-name="P36">当遇到大客户提出无礼的要求或恶劣的态度时，为了避免冲突，也为了给双方留有回旋的余地，不宜用明确的语言，而最好用模糊的语言。在不能满足对方的要求时，不要直接说不，这样可以减轻对方的挫败感，使得对方比较容易接受。</text:p>
      <text:p text:style-name="P36"/>
      <text:p text:style-name="P36">总之，掌握二八定律，认识到大客户对销售工作的重要意义对销售员来说是非常重要的。当销售员遇到难缠的大客户时，应该理解他们的心情，不妨像案例中的玛丽和小王一样，要顾全大局，运用一些巧妙的销售策略来避免和客户发生正面冲突。</text:p>
      <text:p text:style-name="P36"/>
      <text:h text:style-name="P85" text:outline-level="2">奥美定律<text:span text:style-name="T58">：把客户当做上帝一样服务，客户就会关照你的生意</text:span></text:h>
      <text:p text:style-name="P36">客户购买产品时都希望能够接受良好的服务<text:span text:style-name="T58">，如果销售员不仅能为客户提供优质的产品，而且还送去真诚周到的服务，那么客户自然会回报你。反之，如果服务不好，那么即使再好的产品客户都不会考虑了。</text:span></text:p>
      <text:p text:style-name="P36"/>
      <text:p text:style-name="P36">沃尔玛的例子<text:span text:style-name="T59">：</text:span></text:p>
      <text:p text:style-name="P36">坚持最好的服务一天两天容易<text:span text:style-name="T59">，但时间长了就很难尽善尽美了，然而沃尔玛却几十年如一日地对待顾客。面对“天天低价”、“十英尺态度”等如此良好的服务，客户怎能不回报沃尔玛呢？</text:span></text:p>
      <text:p text:style-name="P36"/>
      <text:p text:style-name="P36">海尔的例子<text:span text:style-name="T59">：</text:span></text:p>
      <text:p text:style-name="P36">服务态度的真诚也很重要<text:span text:style-name="T59">，海尔有一句响亮的口号：真诚到永远！</text:span></text:p>
      <text:p text:style-name="P36"/>
      <text:p text:style-name="P36">销售员要想获得成功并不需要什么特别的法宝<text:span text:style-name="T59">，我们只要遵循奥美定律，把客户当做上帝一样，真诚周到地为它们服务，那么客户自然会被感动，我们也就不愁不能赢得客户的心了。</text:span></text:p>
      <text:p text:style-name="P36"/>
      <text:h text:style-name="P85" text:outline-level="2"><text:soft-page-break/>布利斯定律：设立销售目标和计划</text:h>
      <text:p text:style-name="P38"/>
      <text:p text:style-name="P38"><text:span text:style-name="T48">在做一项工作之前，如果给自己设定目标，花时间做工作计划，那么完成这项工作所需的总时间就会减少</text:span>，这项发现后来被称为布利斯定律。</text:p>
      <text:p text:style-name="P38"/>
      <text:p text:style-name="P38">面对工作，人人都有懈怠心理，而销售这项工作是需要付出努力才有回报的，容不得半点偷懒的心理。指定目标可以对销售员起到一个激励的作用，让他们时刻处于备战状态，为了目标而不断奋斗。</text:p>
      <text:p text:style-name="P38">同时制定工作计划也可以让销售员对所要做的工作做到心中有数，遇到事情时不会乱了手脚，这样可以使他们面对客户时更加自信，从而取得成功。</text:p>
      <text:p text:style-name="P38"/>
      <text:p text:style-name="P38">作为一名业务员，你必须为自己建立能够达到的实际目标。当你达到了这些目标，就能把目标再提升一点，并再努力达到。如果你仅仅建立长期目标，而没有建立相应的中短期目标，则长期目标就会变得遥遥无期，甚至难以达到，从而使你泄气，只能撒手作罢。比之于为某些重要的但长远的目标进行艰苦卓绝的苦斗，我认为，一系列小小的胜利也极富有现实意义—运用这种方法，你就能达到长期目标。</text:p>
      <text:p text:style-name="P39">--乔<text:span text:style-name="T32">·坎多尔弗(著名业务员)</text:span></text:p>
      <text:p text:style-name="P40"/>
      <text:p text:style-name="P38"><text:span text:style-name="T32">销售员小张的例子</text:span><text:span text:style-name="T33">：</text:span></text:p>
      <text:p text:style-name="P41">不断为自己设定目标，并向着目标的方向不断努力来完成销售任务，取得丰厚的回报。</text:p>
      <text:p text:style-name="P40"/>
      <text:p text:style-name="P38"><text:span text:style-name="T32">作为销售员</text:span><text:span text:style-name="T33">，在你做销售之前，需要制定一个具体的销售目标，大至好几年的销售额，再到具体的月销售目标。向着目标去努力，不断打破自己的销售记录。</text:span></text:p>
      <text:p text:style-name="P41"/>
      <text:p text:style-name="P38"><text:span text:style-name="T33">要实现自己的目标</text:span><text:span text:style-name="T34">，还需要制定一份合理的计划来支撑它。</text:span></text:p>
      <text:p text:style-name="P42"/>
      <text:p text:style-name="P42">销售员小赵的例子：</text:p>
      <text:p text:style-name="P42">销售运用好布利斯定律，会对一个人的心理产生魔力，指定好的目标和计划，让它们时刻鼓舞着自己，调动起自己内心的热情，从而不断取得良好的业绩。</text:p>
      <text:p text:style-name="P42"/>
      <text:h text:style-name="P85" text:outline-level="2">哈默定律：只要人有需求，就有销售存在</text:h>
      <text:p text:style-name="P43">天下没有坏买卖，只有蹩脚的买卖人。</text:p>
      <text:p text:style-name="P44">--犹太人阿曼德<text:span text:style-name="T1">·哈默</text:span></text:p>
      <text:p text:style-name="P43"/>
      <text:p text:style-name="P43">对于销售员来说，不存在无法成交的客户，只有不懂得客户心理，没有掌握合适的销售方法的销售员。</text:p>
      <text:p text:style-name="P43"/>
      <text:p text:style-name="P43">其实，只要客户有需求，就可以销售成功，即使表面上看起来客户没有需求，但我们也可以通过把握客户心理，来创造出客户的需求。</text:p>
      <text:p text:style-name="P43"/>
      <text:p text:style-name="P43">把木梳卖给和尚的例子：</text:p>
      <text:p text:style-name="P43">同样的梳子，同样的市场和目标客户，销售员能否把握客户心理来创造市场需求，对销售结果的影响很大。</text:p>
      <text:p text:style-name="P43">甲以一种静止的眼光来看待客户，以一种固有的思维来应对市场，尽管很努力，但是这种努力把不需要的东西卖给顾客，这种销售注定不会成功。</text:p>
      <text:p text:style-name="P43"><text:soft-page-break/>乙和丙在营销思维上要远远超越甲，虽然和尚不需要木梳，但如果从资源的角度来看，和尚的下游资源—香客和施主却需要木梳，所以借用下游资源来开发梳子的销路。在这点上，乙进行的是一般意义上的大客户营销。</text:p>
      <text:p text:style-name="P43">丙在三个销售员当中是最成功的，他抓住香客求佛祈祷吉祥、幸运、平安的心理，挖掘到产品的文化价值，并利用方丈升级的产品档次，扩大了产品销量，并给自己的销路预留了管道，不断地扩大产品销售规模，帮助客户建立双赢，在文化内涵和品牌价值上做了延伸，结合市场的需要和消费者的心理做了更为精致的细分，从看似没有市场需求创造出符合市场需要的产品，自己也赚取了最大化的利润。丙的成功也充分证明了哈默定律。</text:p>
      <text:p text:style-name="P43"/>
      <text:p text:style-name="P43">所以，销售员在销售中遇到低谷时，不要怨天尤人，要从哈默定律中获得启示，反省自己在工作中哪个环节出现了问题，积极寻找更好的销售策略。要突破固有的思维模式，善于分析客户心理，创造市场需求，从而打开销路，并建立起长久的销售管道，使事业越做越大。</text:p>
      <text:p text:style-name="P43"/>
      <text:h text:style-name="P86" text:outline-level="2">原一平定律：失败时要有百折不挠的毅力</text:h>
      <text:p text:style-name="P45"><text:span text:style-name="T1">原一平：日本保险业连续</text:span><text:span text:style-name="T35">15年全国业绩第一的“推销之神”，他之所以取得了一般人难以企及的成就，是因为他有着百折不挠的毅力。这也是原一平定律的最核心内容。</text:span></text:p>
      <text:p text:style-name="P47"/>
      <text:p text:style-name="P46"><text:span text:style-name="T35">小时候家庭优越，性情玩劣，</text:span><text:span text:style-name="T36">23岁离开长野到东京打天下。</text:span></text:p>
      <text:p text:style-name="P48">第一份工作就是推销，但是遇到了骗子，卷走了保证金和会费。</text:p>
      <text:p text:style-name="P45">后来勉强加入了明知保险公司，七个月没有业绩，生活困苦。</text:p>
      <text:p text:style-name="P45">为了取得成功，他日夜奔波，拼命工作。他经常对着镜子里的自己大声喊：“全世界独一无二的原一平，有超人的毅力和旺盛的斗志，所有的落魄都是暂时的，我一定要成功，我一定会成功”。通过这种方式，原一平使自己时刻保持信心和热情，避免丝毫的松懈。</text:p>
      <text:p text:style-name="P45"/>
      <text:p text:style-name="P45">虽然身处困境，但他依然精神抖擞。上班的路上，他不断微笑着和擦肩而过的行人打招呼。有一位绅士看到他这副快乐的样子，很受感染，便邀请他共进早餐。尽管他饿得要死，但还是委婉地拒绝了。当得知他是保险公司的推销员时，绅士便说：“既然你不赏脸和我吃顿饭，我就投你的保好吧！”他终于签下了生命中的第一张保单。更令他惊喜的是，那位绅士是一家大酒店的老板，帮他介绍了不少业务。</text:p>
      <text:p text:style-name="P45"/>
      <text:p text:style-name="P45"><text:span text:style-name="T1">从这一天开始，原一平的命运否极泰来，它的工作业绩开始直线上升。到年底统计，他在九个月内共实现了</text:span><text:span text:style-name="T37">16.8万日元的保费，远远超过了公司其他的同事。这次成功让原一平泪流满面，他对自己说：“原一平，你干得好，你这个不吃中午饭，不坐公车，住公园的穷小子，干得好！”</text:span></text:p>
      <text:p text:style-name="P49"/>
      <text:p text:style-name="P49">正是这一团永不服输的火焰时刻鼓舞着他不断努力，通过学习来充实自己，在付出了无数的艰辛和汗水之后，终于战胜了失败，到达了成功的彼岸。</text:p>
      <text:p text:style-name="P49"/>
      <text:p text:style-name="P49">定期举行“原一平批评会”，听取大家对自己提出的意见，来检讨自我，改进自我，这一习惯保持了多年。</text:p>
      <text:p text:style-name="P49">偶然结识吉田和尚，被吉田和尚的教诲折服。从此，每星期坚持去寺庙听吉田胜逞、伊藤道海法师讲禅，来提高自己的修为，反省自己，透视自己。</text:p>
      <text:p text:style-name="P45"><text:span text:style-name="T37">为了征服客户，赢得客户的信任，他对着镜子苦练微笑，并把微笑分为</text:span><text:span text:style-name="T38">38种。</text:span></text:p>
      <text:p text:style-name="P50">为了赢得一个大客户，在三年零八个月的时间里，70次扑空，71次获得成功。</text:p>
      <text:p text:style-name="P50"/>
      <text:p text:style-name="P50">推销是一条孤寂而艰难的路，可能遭受的冷遇和失败都远远超过其他行业。然而，原一平正是靠着百折不挠的毅力才走过的这条荆棘路，创造了世界奇迹，称为世人所敬佩的“推销之神”。</text:p>
      <text:p text:style-name="P51"><text:soft-page-break/>斯通定律：把拒绝当作是一种享受</text:p>
      <text:p text:style-name="P51"/>
      <text:p text:style-name="P51">态度决定结果，对于同样一件事，用不同的态度去对待，就可能有完全不同的结果。</text:p>
      <text:p text:style-name="P52">--蒙特<text:span text:style-name="T1">·斯通(美国保险怪才</text:span><text:span text:style-name="T39">、成功学导师</text:span><text:span text:style-name="T1">)</text:span></text:p>
      <text:p text:style-name="P51"/>
      <text:p text:style-name="P51"><text:span text:style-name="T1">在销售中</text:span><text:span text:style-name="T39">，也可以利用斯通定律来指导我们如何与客户相处。我们都知道，在销售中，遭到客户拒绝是很正常的事</text:span><text:span text:style-name="T40">。</text:span></text:p>
      <text:p text:style-name="P53">美国营销专家的研究表明，销售人员每达成一次交易，至少要受到客户六次拒绝。在面对拒绝时，销售员的态度决定了这次交易最后能否成功。如果销售员能以积极的态度来面对拒绝，从容不迫、气度非凡，把这次拒绝看成是距离成功又近了一步，那么，遭受拒绝就不再是一件令人痛苦的事。我们可以在拒绝中寻找扭转败局的契机，促使成功的到来。当我们凭借着积极的态度、良好的心理素质一次次地战胜拒绝，迎来源源不断的成功时，我们就会发现拒绝原来也可以是一种享受。</text:p>
      <text:p text:style-name="P53"/>
      <text:p text:style-name="P51"><text:span text:style-name="T40">被客户</text:span><text:span text:style-name="T41">39次拒绝的</text:span><text:span text:style-name="T40">推销员的例子</text:span><text:span text:style-name="T41">：</text:span></text:p>
      <text:p text:style-name="P54">已积极的心态来面对客户的拒绝。他知道要想成功就必须经历无数次的失败，因此做好了遭受拒绝的心理准备，所以当拒绝来临时不仅没有表现出失落的情绪，反而感谢客户加快了他成功的步伐，正是他的这种积极乐观的人生态度及对成功的信心打动了客户。</text:p>
      <text:p text:style-name="P54"/>
      <text:p text:style-name="P54">所以，当我们面对客户的拒绝时，一定要保持积极的心态，以积极的态度征服客户的心，然后再以退为进，来进一步争取成功。</text:p>
      <text:p text:style-name="P51"/>
      <text:p text:style-name="P51"><text:span text:style-name="T1">总之</text:span><text:span text:style-name="T42">，客户的拒绝并不可怕，只要我们认识到斯通定律的重要作用</text:span><text:span text:style-name="T43">，始终保持积极的态度，那么我们就可以战胜内心对拒绝的恐惧，同时使客户被我们积极乐观的心态所感染。之后我们再进一步寻找销售的机会，不轻易放弃，相信我们是有可能将客户的心理从拒绝转为接收的。</text:span></text:p>
      <text:p text:style-name="P51"/>
      <text:p text:style-name="P51"/>
      <text:h text:style-name="P84" text:outline-level="1"><text:span text:style-name="T1">第三章 卖货其实就是卖</text:span><text:span text:style-name="T44">“</text:span><text:span text:style-name="T1">心</text:span><text:span text:style-name="T44">”</text:span></text:h>
      <text:p text:style-name="P55"/>
      <text:h text:style-name="P85" text:outline-level="2">购买之前，客户需要一千个消费的理由</text:h>
      <text:p text:style-name="P55">同一种产品或服务有成千上百家提供者，为什么客户偏偏要购买我们的产品呢？在我们要把产品销售给客户之前，必须给他一个消费理由。这个理由是什么呢？是产品的质量好、服务到位吗？在同类产品或服务的竞争者中不乏比我们质量更上乘、服务更周到的。是我们的价格低吗？如果我们想打价格战，其他竞争者也可奉陪到底。其实，真正吸引客户的不仅仅是质量和价格，更重要的是我们在销售的某一点打动了客户的心，只有打动客户的心，客户才会对我们忠实，所以卖货其实就是卖“心”。</text:p>
      <text:p text:style-name="P55"/>
      <text:h text:style-name="P85" text:outline-level="2">记住，嫌货才是卖货人</text:h>
      <text:p text:style-name="P55">嫌货才是卖货人是一句台湾俚语，意思是说，嫌货品不好的人才是真正的内行，才是对我们的产品有购买意愿的人。</text:p>
      <text:p text:style-name="P55"/>
      <text:p text:style-name="P55">一旦遇到异议，成功的销售员会意识到，他已经到达了金矿；当他开始听到不同意见时，他就是在挖金子了；只有得不到任何不同意见时，他才真正感到担忧，因为没有异议的人一般不会认真地考虑购买。</text:p>
      <text:p text:style-name="P56">--汤姆<text:span text:style-name="T45">·霍普金斯(美国著名推销大师)</text:span></text:p>
      <text:p text:style-name="P55"/>
      <text:p text:style-name="P55">卖水果的刘先生的例子<text:span text:style-name="T60">：</text:span></text:p>
      <text:p text:style-name="P55">只有那些嫌货色不好的人才是真心想买我们产品的顾客<text:span text:style-name="T60">。刘先生能够做到完全不在乎顾客批评自己的水果，一点也不生气，始终面带微笑为顾客服务，这不只是说明刘先生有修养，更重要的是他具备对顾客心理的深刻洞察力。</text:span></text:p>
      <text:p text:style-name="P55"/>
      <text:p text:style-name="P55">在推销的任何阶段<text:span text:style-name="T61">，客户都有可能对我们的产品的任何方面提出异议。销售人员要时时刻刻做好这种心理准备，对客户的异议不能轻视，更不能心存芥蒂。事实上，销售的过程就是不断地解决顾客提出的异议直至达成交易的过程。不嫌我们货的人，往往是走马观花的看客，他们是不会把精力浪费在你身上的。所以，销售人员要像刘先生一样，看透顾客嫌货的心理。</text:span></text:p>
      <text:p text:style-name="P58"/>
      <text:h text:style-name="P85" text:outline-level="2">让客户知道除了他之外还有谁买过</text:h>
      <text:p text:style-name="P58">客户不敢做第一个吃螃蟹的人<text:span text:style-name="T62">，他们不愿意承担“被螃蟹夹伤”的疼痛，不愿意成为产品的“实验者”。</text:span></text:p>
      <text:p text:style-name="P58">要想解决这个问题<text:span text:style-name="T62">，就要让客户知道除了自己之外，还有谁买过该产品，不要让客户做尝鲜者。所以在销售过程中，推销员可以借助第三方的力量来给你的产品作证，这样客户的怀疑、担忧心理就会减弱，签单也就更容易一些。</text:span></text:p>
      <text:p text:style-name="P59">1. 提一提彼此都熟悉的人，比如说这次拜访是通过熟人介绍来的，或者提一下客户的朋友、亲戚，可以更容易打通这一面，因为客户在一般的情况下都会不看僧面看佛面，借助第三方面子，可以消除客户的戒备。</text:p>
      <text:p text:style-name="P59">2. 提一下客户行业的知名公司，向客户提一下自己以前的一些客户，不仅可以借助这些知名公司的名望，还可以证实自己公司的实力是不容小视的。</text:p>
      <text:p text:style-name="P60">3. 提一下客户所崇拜的公众名人，利用这些名人的公众效应，让客户认为“连这些名人都使用他们公司的产品，可见产品应该是不错的”。</text:p>
      <text:p text:style-name="P60"/>
      <text:h text:style-name="P85" text:outline-level="2"><text:soft-page-break/>不许偷看他偏看，你不卖他偏要</text:h>
      <text:p text:style-name="P60">在与人交往的过程中，我们会发现有时对方总是反对我们的见解，并且愿意跟我们较真。其实这是人的一种逆反心理的表现。</text:p>
      <text:p text:style-name="P60">逆反心理是人类的本能抵抗意识，并非故意伤害对方；逆反心理还跟人的自我表现欲望有关，通过反对我们的意见，表明他比我们的见解更高一筹。</text:p>
      <text:p text:style-name="P60"/>
      <text:p text:style-name="P57">不同年龄、不同性别、不同身份低位的人都会有逆反心理，客户也不例外。在我们销售的过程中，客户的逆反心理会更强烈地表现出来，他对我们怀着本能的防范心理，表现在谈话过程中就是不停地反对我们，我们说好，他偏说不好，我们越让他买他越不买。</text:p>
      <text:p text:style-name="P57">所以，面对客户的逆反心理我们不能蛮干，既然客户不想看我们的产品，那我们就不必让他们看了；既然客户不想买我们的产品，那么我们就不要卖了。说不定这样会收到意想不到的效果。</text:p>
      <text:p text:style-name="P57"/>
      <text:p text:style-name="P57">酒吧写不准偷看的例子：</text:p>
      <text:p text:style-name="P57">这家酒吧不让客户偷看酒桶，顾客反而抢着来看，想探个究竟。酒吧老板就是利用顾客的这种逆反心理来刺激他们的兴趣，使越来越多人了解到了酒的卓越品质，从而来光顾这家酒吧。</text:p>
      <text:p text:style-name="P57"/>
      <text:p text:style-name="P57">张先生换车子的例子：</text:p>
      <text:p text:style-name="P57">最后一位销售员不建议老张买车，老张反倒自愿地买了一辆车。这是因为他很了解老张的心理，所以他采取与其他销售员相反的做法，出奇制胜。这样就消除了老张对销售员的抵抗情绪，同时引起了老张“你不卖我偏买”的逆反心理<text:span text:style-name="T63">。</text:span></text:p>
      <text:p text:style-name="P57"/>
      <text:p text:style-name="P57">上述这两个案例充分利用了客户的逆反心理来使销售获得成功<text:span text:style-name="T64">，可见，客户的逆反心理对销售员来说并不完全是障碍，有时候反倒是我们成功的契机。所以销售时，我们可以转换思维，分析客户的逆反心理，为我所用。</text:span></text:p>
      <text:p text:style-name="P57"/>
      <text:h text:style-name="P85" text:outline-level="2">激发客户的好奇心，客户喜欢打破砂锅问到底</text:h>
      <text:p text:style-name="P61">好奇心是人的天性，人人都有好奇心理，在销售活动中，销售员就可以利用客户的这种好奇心理，使他对自己的产品产生兴趣，然后再进一步引导，从而达到销售的目的。</text:p>
      <text:p text:style-name="P61">有些销售员花费了大量的时间拜访客户，不厌其烦地来向客户陈述关于自己公司和产品的特征以及能给客户带来的利益，却很少想要通过要努力激起客户的好奇心，使他们主动来了解产品。这样，销售员一味地主动灌输，而客户始终处于被动接受信息的状态，等到客户了解了基本情况后，就会认为我们的产品和公司也不过如此。销售员没有用好奇心引导客户一步步跟着他的思路走，客户也就没有了全面了解产品及与销售员进一步见面的热情，也就不会有购买产品的动力了。</text:p>
      <text:p text:style-name="P61"/>
      <text:p text:style-name="P61">东北小酒厂的例子：</text:p>
      <text:p text:style-name="P61"><text:span text:style-name="T48">将产品的卖点神秘化</text:span>。饭馆老板的主意就是把酒的卖点—醇香神秘化，让客户产生好奇心，从而引起客户品尝的欲望，这样美酒就有机会得到顾客的了解了，销路自然就打开了。</text:p>
      <text:p text:style-name="P61"/>
      <text:p text:style-name="P61">广州一房产公司的例子：</text:p>
      <text:p text:style-name="P61"><text:span text:style-name="T48">制造悬念引起好奇心</text:span>。广告中的空中花园，原来是一个新建的小区。房产公司利用好奇心来做广告，让人们对校区产生了兴趣，从而取得了成功。</text:p>
      <text:p text:style-name="P61"/>
      <text:p text:style-name="P61">销售高手的例子：</text:p>
      <text:p text:style-name="P61"><text:span text:style-name="T48">只提供部分信息</text:span>。希望顾客和潜在客户想要主动了解更多信息，那么一开始不要把所有信息都告诉他们。</text:p>
      <text:p text:style-name="P61"><text:soft-page-break/>激发客户好奇心的另一个方式：</text:p>
      <text:p text:style-name="P61"><text:span text:style-name="T48">显露价值的冰山一角</text:span>。因为在客和面前晃来晃去的价值就像是诱饵一样使他们想要获得更多的信息。如果客户想了解整个冰山就会主动开口询问，邀请我们进一步讨论他们的需求和你所能提供的解决方案。</text:p>
      <text:p text:style-name="P61"/>
      <text:h text:style-name="P85" text:outline-level="2">给予客户一个购买产品的身份</text:h>
      <text:p text:style-name="P62">贴标签效应、暗示效应：</text:p>
      <text:p text:style-name="P62">在第二次世界大战期间，美国急需一批犯人上前线打仗。</text:p>
      <text:p text:style-name="P62">犯人的内心深处其实也是希望得到别人的认可的，尤其在亲人面前。心理学家通过让犯人在书信中写下对自己正面的评价，给他们创造一个好的形象和身份，从而满足了他们的荣誉感。通过这种心理暗示和引导，时间长了，犯人们就会自主地按照信中所说的那样去努力，结果就真的变成信中所说的一样了。</text:p>
      <text:p text:style-name="P62"/>
      <text:p text:style-name="P62">这个心理学效应也可以运用到销售中，“身份”层次决定行为层次，人们都会做一些与自己身份相符的行为。所以在销售中，你想让一个人购买你的产品，不妨先给他一个购买你的产品的身份，给他贴上一个适当抬高他的标签。只要他认可了这个身份，自然会购买我们的产品。</text:p>
      <text:p text:style-name="P62"/>
      <text:p text:style-name="P62">商场销售员的例子：</text:p>
      <text:p text:style-name="P62">与顾客站在同一立场，这叫“先跟后带”。</text:p>
      <text:p text:style-name="P62">给顾客一个购买的身份，同时引导顾客体验拥有的感觉。</text:p>
      <text:p text:style-name="P62">给小张一个身份，同时用假设成交的语言促成。</text:p>
      <text:p text:style-name="P62"/>
      <text:p text:style-name="P62">总之，能够运用好“贴标签效应”，抬高客户的身份，从而使他们的心理得到满足，这对我们的销售能够起到很大的促进作用。但是，我们要注意把握好尺度，不要太过倨傲，以免给客户造成一种我们瞧不起人的感觉。</text:p>
      <text:p text:style-name="P62"/>
      <text:h text:style-name="P85" text:outline-level="2">羊群效应：主动一点，制造火爆的销售行情</text:h>
      <text:p text:style-name="P62">羊群是一种很散乱的组织，它们在平时会盲目地左冲右撞，但是一旦有一只头羊发现草场而行动起来，其他的羊也会不假思索地一哄而上，全然不考虑旁边有狼的可能性或不远处是否有更好的草。这种现象被心理学家称之为“羊群效应”。简单地说，就是头羊往哪里走，后面的羊就跟着往哪里走，其实就是一种从众心理。</text:p>
      <text:p text:style-name="P62"/>
      <text:p text:style-name="P62">其实，凑热闹和随波逐流是人性的特点，在百货公司或超级市场，人们要是看到别人成群结队、争先恐后地抢购某种商品，也一定会毫不犹豫地加入抢购者的行列。主要就是由于这种从众心理造成顾客盲从的行为；并且顾客会觉得这么多人的选择一定不会错，所以也对产品产生了信赖感。</text:p>
      <text:p text:style-name="P62"/>
      <text:p text:style-name="P62">所以在销售过程中，销售员可以利用人们的这种心理，制造热闹行情，来吸引顾客。比如，推销员最习惯对顾客说的话就是“大家都买了这个东西”，事实上，“大家”是否真的都买了，是不可验证的，也是不重要的，对顾客来说，你只要讲“大家”两个字，就可以打动他们的心。</text:p>
      <text:p text:style-name="P62"/>
      <text:p text:style-name="P62">日本“尿布大王”多川博的例子：</text:p>
      <text:p text:style-name="P62">公司员工假扮成客户，排成长队购买自己的尿布。利用顾客的从众心理来促成交易，可以减轻客户对风险的担心，尤其是新顾客，大家都买了，我也买，可以增强顾客的信心。销售人员利用此法促成订单，往往较为容易。</text:p>
      <text:p text:style-name="P62"/>
      <text:p text:style-name="P62"><text:soft-page-break/>但是，销售人员在利用客户的从众心理时，也要注意以下几个问题，以保证取得良好的效果。</text:p>
      <text:p text:style-name="P63">1. <text:span text:style-name="T48">所举案例必须实事求是</text:span>。如果销售人员列举的案例不真实，就很可能被揭穿，永远失去成交的机会，而且还会让客户产生被欺骗和愚弄的感觉。时间长了，企业和销售员的声誉都会受损。</text:p>
      <text:p text:style-name="P64">2. <text:span text:style-name="T48">要保证产品质量</text:span>。好的产品质量是利用客户从众心理的前提。只有这样，客户购买后才能真正认可这种产品，才能继续来购买，因此销售的最终还是要以质量赢得客户的，而利用其心理效应只是一个吸引客户的手段。如果客户购买产品后发现质量不过关，那么他是不会再上第二次当的。</text:p>
      <text:p text:style-name="P65">3. <text:span text:style-name="T48">尽量列举具有说服力的老客户</text:span>。销售员要尽可能选择那些客户熟悉的、比较有权威性的、对客户影响较大的老客户作为列举对象。否则，客户的从众心理很难被激发出来。</text:p>
      <text:p text:style-name="P66">4. <text:span text:style-name="T48">这种从众心理不适合太有个性的客户</text:span>。有些有个性的客户对从众不屑一顾，喜欢追求与众不同。销售员不能轻易尝试此法，否则很容易引起客户的逆反心理。</text:p>
      <text:p text:style-name="P66"/>
      <text:h text:style-name="P85" text:outline-level="2">给顾客制造一种很可能买不到的紧张气氛</text:h>
      <text:p text:style-name="P67">人都有占有欲，当我们得不到一样东西的时候这种欲望就开始作祟，总把得不到的事物想象得非常的完美，可是仍然会觉得得不到的东西比到手的东西要好。于是，越是得不到的东西在心里就变得越珍贵，恨不得马上就拥有它。</text:p>
      <text:p text:style-name="P67"/>
      <text:p text:style-name="P67">顾客在购买商品的时候也是一样。有时越不容易得到的东西，顾客越想得到。</text:p>
      <text:p text:style-name="P67">如果销售员能利用好顾客的这种心理，让顾客知道这种产品是稀缺的，给顾客制造一种很可能买不到的紧张气氛，让他对你所推销的商品产生一种占有欲，然后你再跟他说，现在有货了，这种商品可以买得到了，此时顾客心里必然很庆幸，所以就会欣然买下你的商品。</text:p>
      <text:p text:style-name="P67"/>
      <text:p text:style-name="P67">房产推销员的例子：</text:p>
      <text:p text:style-name="P67">销售员稳稳地掌握住客户的心理，通过把顾客的注意力吸引到甲房子上，然后又告知他甲房子已被订购，让他感到很遗憾，刺激他对甲房子更强的占有欲，接着制造意外，给予对方购买甲房子的机会，最后很轻松地让客户高高兴兴地买下了甲房子。</text:p>
      <text:p text:style-name="P67">这个案例告诉我们，在销售中，销售员如果能够把握并善于利用客户心理将会起到事半功倍的效果。对待客户时，如果顺着不行，可以逆着试试看。</text:p>
      <text:p text:style-name="P67"/>
      <text:h text:style-name="P85" text:outline-level="2">在销售中巧用“认知对比原理”</text:h>
      <text:p text:style-name="P67">营销专家的问题：</text:p>
      <text:p text:style-name="P67">一位女士走进了珠宝点，想买一枚高档钻戒和一个小饰品。你会先让她看哪一种商品呢？</text:p>
      <text:p text:style-name="P67">营销专家认为：<text:span text:style-name="T65">500元的小饰品虽然算价格高的，但是，如果客户刚花了5000元买钻戒，那么这个500元的“高价”小饰品对顾客就显得微不足道了。</text:span></text:p>
      <text:p text:style-name="P67"/>
      <text:p text:style-name="P67">认知对比原理影响我们对先后接触到的两件东西之间差别的判断。简单来说，如果两件东西给我们的感觉差别很大，那么我们由于在潜意识中对二者形成了强烈的对比，就会认为二者的差别比实际的差别大得多。</text:p>
      <text:p text:style-name="P67"/>
      <text:p text:style-name="P69">认知对比原理是这样产生的：心理学家洛伦兹与延伯格在观察动物行为时偶然发现：动物行为普遍存在“特定刺激必然引起一系列固定反应”的现象，人类也是如此。</text:p>
      <text:p text:style-name="P69">经过特定的刺激，人的心理也会产生“一系列固定反应”。</text:p>
      <text:p text:style-name="P69">两位心理学家认为，人类一些固定的认知模式之所以发生就是因为那些“特殊性质的刺激”。</text:p>
      <text:p text:style-name="P68"><text:soft-page-break/>通过商品推荐顺序的调整而产生的价格差这种“特殊性质的刺激”，让消费者在潜意识中产生强烈对比，从而在认知上出现偏差，以激活顾客的购买欲望。</text:p>
      <text:p text:style-name="P68"/>
      <text:p text:style-name="P68">卖房子的例子：</text:p>
      <text:p text:style-name="P68">先带客户看又破又贵的老房子，再带客户看想卖的房子，就显得比单独来看要格外有吸引力，客户也就更容易下决心购买。</text:p>
      <text:p text:style-name="P68"/>
      <text:p text:style-name="P68">但是要注意，我们的目的不是欺骗顾客，而是巧妙地利用客户的心理特点，更好地促进销售。</text:p>
      <text:p text:style-name="P68"/>
      <text:h text:style-name="P85" text:outline-level="2">对症下药：不同消费群体要有不同的销售策略</text:h>
      <text:p text:style-name="P68">消费者类型不同，消费心理差异也会很大。比如，青年人的消费心理是追求时尚和新颖，表现自我和体现个性，而老年人则富于理智，精打细算并对品牌忠诚度较高。</text:p>
      <text:p text:style-name="P68"/>
      <text:p text:style-name="P68">依据经济收入水平大致可以将消费者划分成高收入型、中等收入型和低收入型三种群体。</text:p>
      <text:p text:style-name="P70">1. <text:span text:style-name="T48">高收入型群体</text:span></text:p>
      <text:p text:style-name="P70">这一群体的顾客收入水平比较高，都或多或少地表现出较强的优越感、虚荣心和一定的炫耀心理，并且追求享受。</text:p>
      <text:p text:style-name="P70">因此，在消费方面，他们吃讲究营养、科学，追求感官感受及保健功能；穿求美观、舒适、新潮，体现个性特征；要用名牌、高档、高质，体现自我价值；住要讲究室内装潢，出现艺术性、宾馆化趋势；交通上，以车代步，并且注重户外活动和旅游观光。这一群体目前所占人数比重较小，群体规模不大。</text:p>
      <text:p text:style-name="P70">所以，做高端产品及奢侈品的业务员就要把握好这一类人的心理特点，产品和服务都要讲究品质与个性，能够体现客户的身份，满足客户追求享受的需要。</text:p>
      <text:p text:style-name="P71">2. <text:span text:style-name="T48">中等收入型群体</text:span></text:p>
      <text:p text:style-name="P71">这是一个规模最大的群体，界于高收入型和低收入型两者之间。他们的经济收入居中等水平，生活上能够温饱，可以说是“比上不足，比下有余”的一群人。</text:p>
      <text:p text:style-name="P71">由于受其经济收入的限制，他们在生活上没有奢望，注重实际，追求消费的实用性，消费心理比较稳定，既有求实从众、求廉要好的普通心理，又有求美求新、求奇求名的消费欲望。在消费方面，他们首先满足自己的生存性需要，同时在力所能及的条件下去实现一部分的享受性需要，以使心态保持总体上的平衡。</text:p>
      <text:p text:style-name="P71">在面向中等收入型群体推销时，销售员要突出产品功能的实用、品质的卓越，并且强调物超所值。也可以向他们推销一些打折的高档品。如果销售员提供的商品确实物美价廉的话，那么这一群体是很容易成为忠实的老客户的。</text:p>
      <text:p text:style-name="P72">3. <text:span text:style-name="T48">低收入型群体</text:span></text:p>
      <text:p text:style-name="P72">低收入型群体是指经济收入低微的一群人。他们只能维持甚至无法满足基本生存需要，生活水平低下，消费局限于生活必需品，根本无法考虑享受性需要，更无能力考虑更深层次的发展性需要。他们消费时候更多地考虑价格因素。</text:p>
      <text:p text:style-name="P71">这一群体虽然收入有限，但决不能忽视他们的购买力。推销生活必需品的销售员可以在保证质量的基础上打价格战，薄利多销，这样既可以满足顾客的需求，又可以促进销量。</text:p>
      <text:h text:style-name="P83" text:outline-level="1">第四章 抓住“上帝”的那根“软肋”</text:h>
      <text:p text:style-name="P71"/>
      <text:h text:style-name="P85" text:outline-level="2">从客户的心理弱点中寻找销售突破口</text:h>
      <text:p text:style-name="P71">上帝即使无所不能，也有打瞌睡的时候；再难缠的客户，也有其心理弱点。这个弱点，对客户而言，就好比他身上的软肋，是其防守的薄弱处；但对销售者而言，却成为了进攻的突破口。只有先认清各种类型客户的心理弱点，然后才能“对症下药”，最后一举取得销售的成功。</text:p>
      <text:p text:style-name="P71"/>
      <text:p text:style-name="P74">爱贪小便宜的客户喜欢“买一送一”</text:p>
      <text:p text:style-name="P74">贪小便宜是不少人的心理，表现在消费心理上，这种类型的客户总是希望天上能掉馅饼，买东西时一会儿嫌这个贵，一会儿嫌那个贵，还特别爱杀价。爱占小便宜的人不管在销售员面前装得有多大方，内心真实的想法还是希望你能便宜卖给他产品甚至免费送给他。至于产品到底是什么样的，能给他带来多大的好处，倒还在其次。他们根本没把销售员的介绍放在心上，他们在乎的仅仅是价格。越便宜越好，最好不花钱就可以拥有。当销售员给他们一些便宜的时候，他们会“突然”对你的商品产生兴趣。</text:p>
      <text:p text:style-name="P74"/>
      <text:p text:style-name="P74">手机店老板的例子：</text:p>
      <text:p text:style-name="P74">面对贪小便宜型的顾客，销售人员能做的是尽量让他占点儿小便宜，而不是有求必应，客户说什么就是什么；他想占多大的便宜，你就满足多大的需求。</text:p>
      <text:p text:style-name="P74">不少的销售员都不太喜欢这种小气型的顾客，他们通常为了避免出现“给他一根葱他再要一瓣蒜”的情况，干脆什么好处都不给他，但这种做法却很容易得罪他们。最好的方法就是，一开始就满足他， 让他觉得自己占尽的便宜得到了好处，这样他付账时就会痛快多了。</text:p>
      <text:p text:style-name="P74"/>
      <text:p text:style-name="P74">不过，爱占小便宜的客户往往会得寸进尺，占了小便宜还想占大便宜。当我们发现他有这种倾向时，最好马上打断他这种不切实际的想法，就说“公司规定，我不能这样做，等等”。说话的时候，要柔中带刚，尽量让他们理解我们和公司的苦衷。说完这番话，接下来再给他一些甜头，让他感觉自己仍然在占便宜，这样，成交就不成问题了。</text:p>
      <text:p text:style-name="P74"/>
      <text:p text:style-name="P74">“聪明的男人先让女人占尽小便宜，然后赢得了女人的人”。用在客户身上：“聪明的销售者先让客户占尽小便宜，然后赢得了客户的心。”在实际销售过程中，优惠打折、赠品、免费送货、附加服务等“小便宜”都可以让客户感到喜悦。值得强调的是，有些特色优惠，有些特色服务，虽然已有准备，却大可不必公开，等客户提出要求以后再慷慨应承，这样效果反而更明显。</text:p>
      <text:p text:style-name="P74">毕竟有三分小小的意外，才能收获那一分占到“小便宜”后小小的窃喜。只有深度了解客户心理，我们才能认识到他们的可爱之处，才能体会到销售艺术的巧妙所在。</text:p>
      <text:p text:style-name="P74"/>
      <text:h text:style-name="P85" text:outline-level="2">冲动型客户是你滚滚的财源</text:h>
      <text:p text:style-name="P74">虽然说现在消费者越来越理性，但是还是有很多冲动型客户。冲动型客户在很多时候，甚至不会“货比三家”，也不会“讨价还价”，只要他们觉得产品性能不错、价格合适，就会直接下单子购买。</text:p>
      <text:p text:style-name="P74"/>
      <text:p text:style-name="P74">冲动型客户喜欢追求刺激、冒险，言行不受约束，经常是不假思索地采取一个行动，随时都能尽情地宣泄自己的感情和欲望，情绪表达反复无常，爱激动，易冲动，对自己的言行也不做丝毫掩饰。</text:p>
      <text:p text:style-name="P74">这类客户还很容易受外界环境的影响，喜欢遵循时尚来购物，最近开始什么，他们必定会一马当先地抢购。</text:p>
      <text:p text:style-name="P74"><text:soft-page-break/>他们是天生的急性子，当销售员慢慢地向他介绍时，他便迫不及待地说：“你到底想要说什么呢？能不能直接告诉我结论呢？”这是如果你仍慢条斯理地作介绍，他们就会显得不安。另外，他们做事不喜欢拖泥带水，一旦认定的某件事便立刻做决定，所以与这类客户成交也比较爽快。</text:p>
      <text:p text:style-name="P74"/>
      <text:p text:style-name="P74">因此，我们如果能在销售中，把握好冲动型客户的心理、性格特征，那么他们将带给我们滚滚的财源。对待冲动型客户，具体必须掌握好以下三点：</text:p>
      <text:p text:style-name="P75">1. <text:span text:style-name="T48">顺其心意</text:span></text:p>
      <text:p text:style-name="P75">冲动型客户往往个性比较鲜明，所以我们要尽快判断客户个人的喜恶，顺其心意，推销产品时要尽量抓住产品本身符合客户需要的相关特点来交谈，以调动起客户对产品的兴趣。对于客户的不关注、不想听的话，我们就坚决“闭嘴”，避免“画蛇添足”。</text:p>
      <text:p text:style-name="P75">2. <text:span text:style-name="T48">及时促成</text:span></text:p>
      <text:p text:style-name="P75">冲动型客户往往凭热情购物，在某个时间段内，客户购买意愿会非常强烈；但是，一旦客户热情冷却了，他们可能就不想购买了。所以，销售员不能贻误战机，必须趁热打铁，速战速决。</text:p>
      <text:p text:style-name="P75">3. <text:span text:style-name="T48">勇敢成交</text:span></text:p>
      <text:p text:style-name="P75">有些销售员，尤其是新人，遇到冲动型客户，总是担心客户对我们的产品还不熟悉，这么快就要下单购买是否存在隐患和问题，因而在具体沟通中显得畏手畏尾，对于客户明确提出的“购买”意向仍犹豫不决，忧心忡忡。此时销售员应了解到确实存在一类急性子的客户，所以不必太担心，做到“快刀斩乱麻”，勇敢地与客户达成交易。</text:p>
      <text:p text:style-name="P75"/>
      <text:h text:style-name="P85" text:outline-level="2">爱慕虚荣型客户要奉承</text:h>
      <text:p text:style-name="P75">一个人多多少少都会有一点虚荣心，但有些人虚荣得有点过了头。他们为了满足自己的虚荣心，喜欢给自己脸上贴金，好让别人觉得自己高人一等。这种类型的客户通常喜欢炫耀，总是把“我如何如何”挂在嘴边。</text:p>
      <text:p text:style-name="P75">这样的客户最爱听恭维、奉承的话。如果说，对普通客户奉承三次就足够了的话，对他至少要奉承五次以上。这个世界上最美妙动听的语言就是奉承话了。很多客户不都是在这些奉承话面前心甘情愿地掏腰包吗？</text:p>
      <text:p text:style-name="P76">面对这种类型的客户，其实很简单，他们不是喜欢被别人吹捧吗？那我们就去“无微不至”地吹捧他，小到他的眼睛，打到他的为人。我们想做成生意，就要学会逢迎对方的虚荣心，多说奉承话，让客户心情愉悦。在这种友好和谐、愉快轻松的谈话环境下，客户就会渐渐放松原先的戒备心态，通常很容易成交。事实上，看上去越是傲慢的人，越喜欢听奉承话。</text:p>
      <text:p text:style-name="P76">可以毫不夸张地说，熟练地、恰如其分的奉承话是销售人员很重要的一门功课。</text:p>
      <text:p text:style-name="P76"/>
      <text:p text:style-name="P76">对这些爱慕虚荣的客户，要多强调自己的产品最适合像他这样的“高层次消费者”使用，以满足他的成就感。要对其表示肯定，玩玩不能随便贬低他们，更不可揭他的老底。如果你顺着他的心理说话，给他们多一点奉承，他们就会对你多一份认同，多给他灌输一些产品带来的优越感，那么，你的产品才有可能被这些“骄傲”的顾客接受。</text:p>
      <text:p text:style-name="P76"/>
      <text:p text:style-name="P77">奉承话怎么说，这也是一门学问。最重要的是“虚实结合”，奉承必须“确有其事”，理由充分。“拍马屁”最忌讳的就是毫无根据地奉承一个人。没影的话，不仅会让那些爱慕虚荣的客户感到莫名其妙，还会让他觉得你不实在，是个油嘴滑舌没品味的人。当他发现了你的“小诡计”后，必然会触发他的防范心理，从而使你陷入被动。</text:p>
      <text:p text:style-name="P77"/>
      <text:p text:style-name="P77">所以，销售人员在说奉承话的时候，要把握好分寸，不能流于谄媚，也不能贬低自己，而要尽量讨好客户的欢心。</text:p>
      <text:p text:style-name="P77"/>
      <text:h text:style-name="P85" text:outline-level="2"><text:soft-page-break/>维护好骄傲型顾客的自尊心</text:h>
      <text:p text:style-name="P77">骄傲型顾客给人的感觉是狂妄自大瞧不起人，销售员通常觉得这一类客户很难伺候。</text:p>
      <text:p text:style-name="P77"/>
      <text:p text:style-name="P77">具体来说，这类客户大致有以下三种心理状态：</text:p>
      <text:p text:style-name="P78">1. <text:span text:style-name="T48">瞧不起人</text:span></text:p>
      <text:p text:style-name="P78">这类心理又分两种情况：一是一些客户本来就有非常好的物质条件，总觉得自己高人一等；二是一些客户他们自身也曾受过他人的藐视，自尊心收到打击，于是发誓自己也要显赫一番，在加入了“大款”之列后，他想到了以前的痛苦，但他并不是同情和自己有相同遭遇的人，而是拿他们发泄情绪，极其傲慢的态度来对待他们，从而满足自己的报复心理。</text:p>
      <text:p text:style-name="P78">2. <text:span text:style-name="T48">掩盖内心空虚</text:span></text:p>
      <text:p text:style-name="P78">这类客户的自信心不足，他们虚荣心较重，总是担心他人不承认自己，这种思想表现在行为上就是在他人面前摆出一副骄傲自大的架势，语言上也模仿着“款爷”们，“拿好的来”、“这种产品，5万元以下的我不要！”话虽然说出来了，内心却颤抖得厉害。</text:p>
      <text:p text:style-name="P79">3.<text:span text:style-name="T48"> 故意显示自己的身份地位</text:span></text:p>
      <text:p text:style-name="P79">这类客户希望对方承认他是了不起的。他们可能拥有较多的财产，在社会上也有一定的地位，不愿被人看成一个普通的市民。他们上街购物时，本来就有一点高高在上的感觉，如果发现销售员不尊重他或服务不周时，他的这种感觉就会变得更加强烈，甚至与销售员发生冲突。</text:p>
      <text:p text:style-name="P79"/>
      <text:p text:style-name="P79">与骄傲型顾客打交道，销售员不妨顺应他们的心理，采取以下两种策略：</text:p>
      <text:p text:style-name="P80">1. <text:span text:style-name="T48">学学大禹治水的方法，对于客户的骄傲宜疏不宜堵</text:span></text:p>
      <text:p text:style-name="P80">客户的骄傲情绪就如同洪水，如果销售员想“堵”住，它可能会更加放任以致“泛滥成灾”。因为这类客户的自尊心极强，神经也有点儿过敏，当他们感到自尊心收到伤害时就会发作，局面变得难以收拾。</text:p>
      <text:p text:style-name="P80">所以对于这类客户必须采用“疏导”之法。他自傲就让他自傲去吧，他自吹自擂就让他吹去吧。等他吹够了吹累了，情绪得以宣泄时销售员再抓住机会展开攻势。</text:p>
      <text:p text:style-name="P81">2. 以问代说，以商量的口吻表达自己的意愿，是说服骄傲的客户的有效方法。</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SC Regular"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Noto Sans CJK SC Regular1"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20:34:21.704681446</meta:creation-date>
    <dc:date>2018-04-03T14:31:28.186980463</dc:date>
    <meta:editing-duration>PT13H36M33S</meta:editing-duration>
    <meta:editing-cycles>112</meta:editing-cycles>
    <meta:generator>LibreOffice/5.1.6.2$Linux_x86 LibreOffice_project/10m0$Build-2</meta:generator>
    <meta:document-statistic meta:table-count="0" meta:image-count="0" meta:object-count="0" meta:page-count="18" meta:paragraph-count="316" meta:word-count="19058" meta:character-count="19166" meta:non-whitespace-character-count="19131"/>
  </office:meta>
</office:document-meta>
</file>